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Nimbus Mono L" officeooo:rsid="0007e423" officeooo:paragraph-rsid="0004c904" style:font-name-asian="Nimbus Mono L"/>
    </style:style>
    <style:style style:name="P2" style:family="paragraph" style:parent-style-name="Preformatted_20_Text">
      <style:text-properties style:font-name="Nimbus Mono L" officeooo:rsid="0007e423" officeooo:paragraph-rsid="00071853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074868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0d9860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12437d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1425de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1bc0fe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215fce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22763e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22dfeb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2473aa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258392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29b7cb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2a23a1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2a840d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32ad3a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3b281f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41942e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451ba2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497b83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4ba255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4dd89a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619d3b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66d086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704b22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71383d" style:font-name-asian="Nimbus Mono L"/>
    </style:style>
    <style:style style:name="P27" style:family="paragraph" style:parent-style-name="Preformatted_20_Text">
      <style:text-properties style:font-name="Nimbus Mono L" officeooo:rsid="0007e423" officeooo:paragraph-rsid="0071a602" style:font-name-asian="Nimbus Mono L"/>
    </style:style>
    <style:style style:name="P28" style:family="paragraph" style:parent-style-name="Preformatted_20_Text">
      <style:text-properties style:font-name="Nimbus Mono L" officeooo:rsid="0007e423" officeooo:paragraph-rsid="000fc965" style:font-name-asian="Nimbus Mono L"/>
    </style:style>
    <style:style style:name="P29" style:family="paragraph" style:parent-style-name="Preformatted_20_Text">
      <style:text-properties style:font-name="Nimbus Mono L" officeooo:rsid="0007e423" officeooo:paragraph-rsid="0071e7b9" style:font-name-asian="Nimbus Mono L"/>
    </style:style>
    <style:style style:name="P30" style:family="paragraph" style:parent-style-name="Preformatted_20_Text">
      <style:text-properties style:font-name="Nimbus Mono L" officeooo:rsid="0007e423" officeooo:paragraph-rsid="0072c786" style:font-name-asian="Nimbus Mono L"/>
    </style:style>
    <style:style style:name="P31" style:family="paragraph" style:parent-style-name="Preformatted_20_Text">
      <style:text-properties style:font-name="Nimbus Mono L" officeooo:rsid="0007e423" officeooo:paragraph-rsid="0073a503" style:font-name-asian="Nimbus Mono L"/>
    </style:style>
    <style:style style:name="P32" style:family="paragraph" style:parent-style-name="Preformatted_20_Text">
      <style:text-properties style:font-name="Nimbus Mono L" officeooo:rsid="0007e423" officeooo:paragraph-rsid="00793559" style:font-name-asian="Nimbus Mono L"/>
    </style:style>
    <style:style style:name="P33" style:family="paragraph" style:parent-style-name="Preformatted_20_Text">
      <style:text-properties style:font-name="Nimbus Mono L" officeooo:rsid="0007e423" officeooo:paragraph-rsid="007c875b" style:font-name-asian="Nimbus Mono L"/>
    </style:style>
    <style:style style:name="P34" style:family="paragraph" style:parent-style-name="Preformatted_20_Text">
      <style:text-properties style:font-name="Nimbus Mono L" officeooo:rsid="0007e423" officeooo:paragraph-rsid="007c8ec7" style:font-name-asian="Nimbus Mono L"/>
    </style:style>
    <style:style style:name="P35" style:family="paragraph" style:parent-style-name="Preformatted_20_Text">
      <style:text-properties style:font-name="Nimbus Mono L" officeooo:rsid="0007e423" officeooo:paragraph-rsid="007d7150" style:font-name-asian="Nimbus Mono L"/>
    </style:style>
    <style:style style:name="P36" style:family="paragraph" style:parent-style-name="Preformatted_20_Text">
      <style:text-properties style:font-name="Nimbus Mono L" officeooo:rsid="0007e423" officeooo:paragraph-rsid="007dc379" style:font-name-asian="Nimbus Mono L"/>
    </style:style>
    <style:style style:name="P37" style:family="paragraph" style:parent-style-name="Preformatted_20_Text">
      <style:text-properties style:font-name="Nimbus Mono L" officeooo:rsid="0007e423" officeooo:paragraph-rsid="007fbf8e" style:font-name-asian="Nimbus Mono L"/>
    </style:style>
    <style:style style:name="P38" style:family="paragraph" style:parent-style-name="Preformatted_20_Text">
      <style:text-properties style:font-name="Nimbus Mono L" officeooo:rsid="0007e423" officeooo:paragraph-rsid="00816afd" style:font-name-asian="Nimbus Mono L"/>
    </style:style>
    <style:style style:name="P39" style:family="paragraph" style:parent-style-name="Preformatted_20_Text">
      <style:text-properties style:font-name="Nimbus Mono L" officeooo:rsid="0007e423" officeooo:paragraph-rsid="00842227" style:font-name-asian="Nimbus Mono L"/>
    </style:style>
    <style:style style:name="P40" style:family="paragraph" style:parent-style-name="Preformatted_20_Text">
      <style:text-properties style:font-name="Nimbus Mono L" officeooo:rsid="0007e423" officeooo:paragraph-rsid="00855a62" style:font-name-asian="Nimbus Mono L"/>
    </style:style>
    <style:style style:name="P41" style:family="paragraph" style:parent-style-name="Preformatted_20_Text">
      <style:text-properties style:font-name="Nimbus Mono L" officeooo:rsid="0007e423" officeooo:paragraph-rsid="00892c35" style:font-name-asian="Nimbus Mono L"/>
    </style:style>
    <style:style style:name="P42" style:family="paragraph" style:parent-style-name="Preformatted_20_Text">
      <style:text-properties style:font-name="Nimbus Mono L" officeooo:rsid="0007e423" officeooo:paragraph-rsid="008d3fe1" style:font-name-asian="Nimbus Mono L"/>
    </style:style>
    <style:style style:name="P43" style:family="paragraph" style:parent-style-name="Preformatted_20_Text">
      <style:text-properties style:font-name="Nimbus Mono L" officeooo:rsid="0007e423" officeooo:paragraph-rsid="009423ed" style:font-name-asian="Nimbus Mono L"/>
    </style:style>
    <style:style style:name="P44" style:family="paragraph" style:parent-style-name="Preformatted_20_Text">
      <style:text-properties style:font-name="Nimbus Mono L" officeooo:rsid="0007e423" officeooo:paragraph-rsid="009ac229" style:font-name-asian="Nimbus Mono L"/>
    </style:style>
    <style:style style:name="P45" style:family="paragraph" style:parent-style-name="Preformatted_20_Text">
      <style:text-properties style:font-name="Nimbus Mono L" officeooo:rsid="0007e423" officeooo:paragraph-rsid="00aa6ce1" style:font-name-asian="Nimbus Mono L"/>
    </style:style>
    <style:style style:name="P46" style:family="paragraph" style:parent-style-name="Preformatted_20_Text">
      <style:text-properties style:font-name="Nimbus Mono L" officeooo:rsid="0007e423" officeooo:paragraph-rsid="00ab3372" style:font-name-asian="Nimbus Mono L"/>
    </style:style>
    <style:style style:name="P47" style:family="paragraph" style:parent-style-name="Preformatted_20_Text">
      <style:text-properties style:font-name="Nimbus Mono L" officeooo:rsid="0007e423" officeooo:paragraph-rsid="00ac5547" style:font-name-asian="Nimbus Mono L"/>
    </style:style>
    <style:style style:name="P48" style:family="paragraph" style:parent-style-name="Preformatted_20_Text">
      <style:text-properties style:font-name="Nimbus Mono L" officeooo:rsid="0007e423" officeooo:paragraph-rsid="00ae42c6" style:font-name-asian="Nimbus Mono L"/>
    </style:style>
    <style:style style:name="P49" style:family="paragraph" style:parent-style-name="Preformatted_20_Text">
      <style:text-properties style:font-name="Nimbus Mono L" officeooo:rsid="0007e423" officeooo:paragraph-rsid="009c72ac" style:font-name-asian="Nimbus Mono L"/>
    </style:style>
    <style:style style:name="P50" style:family="paragraph" style:parent-style-name="Preformatted_20_Text">
      <style:text-properties style:font-name="Nimbus Mono L" officeooo:rsid="0007e423" officeooo:paragraph-rsid="00bf76d2" style:font-name-asian="Nimbus Mono L"/>
    </style:style>
    <style:style style:name="P51" style:family="paragraph" style:parent-style-name="Preformatted_20_Text">
      <style:text-properties style:font-name="Nimbus Mono L" officeooo:rsid="0007e423" officeooo:paragraph-rsid="00c04627" style:font-name-asian="Nimbus Mono L"/>
    </style:style>
    <style:style style:name="P52" style:family="paragraph" style:parent-style-name="Preformatted_20_Text">
      <style:text-properties style:font-name="Nimbus Mono L" officeooo:rsid="0007e423" officeooo:paragraph-rsid="00c1a2f8" style:font-name-asian="Nimbus Mono L"/>
    </style:style>
    <style:style style:name="P53" style:family="paragraph" style:parent-style-name="Preformatted_20_Text">
      <style:text-properties style:font-name="Nimbus Mono L" officeooo:rsid="0007e423" officeooo:paragraph-rsid="00c1d353" style:font-name-asian="Nimbus Mono L"/>
    </style:style>
    <style:style style:name="P54" style:family="paragraph" style:parent-style-name="Preformatted_20_Text">
      <style:text-properties style:font-name="Nimbus Mono L" officeooo:rsid="0007e423" officeooo:paragraph-rsid="00c35fb6" style:font-name-asian="Nimbus Mono L"/>
    </style:style>
    <style:style style:name="P55" style:family="paragraph" style:parent-style-name="Preformatted_20_Text">
      <style:text-properties fo:color="#ff0000" style:font-name="Nimbus Mono L" officeooo:rsid="0007e423" officeooo:paragraph-rsid="009ac229" style:font-name-asian="Nimbus Mono L"/>
    </style:style>
    <style:style style:name="P56" style:family="paragraph" style:parent-style-name="Preformatted_20_Text">
      <style:text-properties fo:color="#ff0000" style:font-name="Nimbus Mono L" officeooo:rsid="0007e423" officeooo:paragraph-rsid="009c72ac" style:font-name-asian="Nimbus Mono L"/>
    </style:style>
    <style:style style:name="P57" style:family="paragraph" style:parent-style-name="Preformatted_20_Text">
      <style:text-properties fo:color="#ff0000" style:font-name="Nimbus Mono L" officeooo:rsid="0007e423" officeooo:paragraph-rsid="00e0a79b" style:font-name-asian="Nimbus Mono L"/>
    </style:style>
    <style:style style:name="P58" style:family="paragraph" style:parent-style-name="Preformatted_20_Text">
      <style:text-properties fo:color="#ff0000" style:font-name="Nimbus Mono L" officeooo:rsid="0007e423" officeooo:paragraph-rsid="00e1abda" style:font-name-asian="Nimbus Mono L"/>
    </style:style>
    <style:style style:name="P59" style:family="paragraph" style:parent-style-name="Preformatted_20_Text">
      <style:text-properties fo:color="#ff0000" style:font-name="Nimbus Mono L" officeooo:rsid="0007e423" officeooo:paragraph-rsid="00c1d353" style:font-name-asian="Nimbus Mono L"/>
    </style:style>
    <style:style style:name="P60" style:family="paragraph" style:parent-style-name="Preformatted_20_Text">
      <style:text-properties fo:color="#ff0000" style:font-name="Nimbus Mono L" fo:font-size="15pt" officeooo:rsid="0007e423" officeooo:paragraph-rsid="00e1abda" style:font-name-asian="Nimbus Mono L" style:font-size-asian="15pt" style:font-size-complex="15pt"/>
    </style:style>
    <style:style style:name="P61" style:family="paragraph" style:parent-style-name="Preformatted_20_Text">
      <style:text-properties fo:color="#ff0000" style:font-name="Nimbus Mono L" fo:font-size="15pt" officeooo:rsid="0007e423" officeooo:paragraph-rsid="00e34915" style:font-name-asian="Nimbus Mono L" style:font-size-asian="15pt" style:font-size-complex="15pt"/>
    </style:style>
    <style:style style:name="P62" style:family="paragraph" style:parent-style-name="Preformatted_20_Text">
      <style:text-properties fo:color="#ff0000" style:font-name="Nimbus Mono L" fo:font-size="15pt" officeooo:rsid="00b82db2" officeooo:paragraph-rsid="00e1abda" style:font-name-asian="AR PL UKai CN" style:font-size-asian="15pt" style:font-size-complex="15pt"/>
    </style:style>
    <style:style style:name="P63" style:family="paragraph" style:parent-style-name="Preformatted_20_Text">
      <style:text-properties fo:color="#ff0000" style:font-name="Nimbus Mono L" officeooo:rsid="0007e423" officeooo:paragraph-rsid="009c72ac" style:font-name-asian="Noto Sans CJK JP Bold"/>
    </style:style>
    <style:style style:name="P64" style:family="paragraph" style:parent-style-name="Preformatted_20_Text">
      <style:text-properties fo:color="#ff0000" style:font-name="Nimbus Mono L" officeooo:rsid="00b82db2" officeooo:paragraph-rsid="009c72ac" style:font-name-asian="AR PL UKai CN"/>
    </style:style>
    <style:style style:name="P65" style:family="paragraph" style:parent-style-name="Preformatted_20_Text">
      <style:text-properties fo:color="#ff0000" style:font-name="Nimbus Mono L" officeooo:rsid="00b82db2" officeooo:paragraph-rsid="00e0a79b" style:font-name-asian="AR PL UKai CN"/>
    </style:style>
    <style:style style:name="P66" style:family="paragraph" style:parent-style-name="Preformatted_20_Text">
      <style:text-properties fo:color="#ff0000" style:font-name="Nimbus Mono L" officeooo:rsid="00b82db2" officeooo:paragraph-rsid="00e1abda" style:font-name-asian="AR PL UKai CN"/>
    </style:style>
    <style:style style:name="P67" style:family="paragraph" style:parent-style-name="Preformatted_20_Text">
      <style:text-properties fo:color="#ff0000" style:font-name="Nimbus Mono L" fo:font-size="10pt" officeooo:rsid="00b82db2" officeooo:paragraph-rsid="00e1abda" style:font-name-asian="AR PL UKai CN" style:font-size-asian="10pt" style:font-name-complex="Liberation Mono" style:font-size-complex="10pt"/>
    </style:style>
    <style:style style:name="P68" style:family="paragraph" style:parent-style-name="Preformatted_20_Text">
      <style:text-properties fo:color="#ff0000" style:font-name="Nimbus Mono L" fo:font-size="10pt" officeooo:rsid="00b82db2" officeooo:paragraph-rsid="00e34915" style:font-name-asian="AR PL UKai CN" style:font-size-asian="10pt" style:font-name-complex="Liberation Mono" style:font-size-complex="10pt"/>
    </style:style>
    <style:style style:name="P69" style:family="paragraph" style:parent-style-name="Standard">
      <style:text-properties style:font-name="Nimbus Mono L" officeooo:rsid="0014c351" officeooo:paragraph-rsid="0004c904" style:font-name-asian="Nimbus Mono L"/>
    </style:style>
    <style:style style:name="P70" style:family="paragraph" style:parent-style-name="Standard">
      <style:text-properties style:font-name="Nimbus Mono L" officeooo:paragraph-rsid="0004c904"/>
    </style:style>
    <style:style style:name="P71" style:family="paragraph" style:parent-style-name="Preformatted_20_Text">
      <style:text-properties fo:color="#ff0000" style:font-name="Nimbus Mono L" fo:font-size="15pt" officeooo:rsid="00e3253a" officeooo:paragraph-rsid="00e1abda" style:font-name-asian="AR PL UKai CN" style:font-size-asian="15pt" style:font-size-complex="15pt"/>
    </style:style>
    <style:style style:name="P72" style:family="paragraph" style:parent-style-name="Preformatted_20_Text">
      <style:text-properties fo:color="#ff0000" style:font-name="Nimbus Mono L" fo:font-size="15pt" officeooo:rsid="00e3253a" officeooo:paragraph-rsid="00e34915" style:font-name-asian="AR PL UKai CN" style:font-size-asian="15pt" style:font-size-complex="15pt"/>
    </style:style>
    <style:style style:name="P73" style:family="paragraph" style:parent-style-name="Preformatted_20_Text">
      <style:text-properties fo:color="#ff0000" style:font-name="Nimbus Mono L" officeooo:rsid="00b82db2" officeooo:paragraph-rsid="00e1abda" style:font-name-asian="AR PL UKai CN"/>
    </style:style>
    <style:style style:name="T1" style:family="text">
      <style:text-properties officeooo:rsid="001eb657"/>
    </style:style>
    <style:style style:name="T2" style:family="text">
      <style:text-properties officeooo:rsid="0009cd60"/>
    </style:style>
    <style:style style:name="T3" style:family="text">
      <style:text-properties officeooo:rsid="00566f4a"/>
    </style:style>
    <style:style style:name="T4" style:family="text">
      <style:text-properties officeooo:rsid="001b00f3"/>
    </style:style>
    <style:style style:name="T5" style:family="text">
      <style:text-properties officeooo:rsid="001b6dfc"/>
    </style:style>
    <style:style style:name="T6" style:family="text">
      <style:text-properties officeooo:rsid="000b3172"/>
    </style:style>
    <style:style style:name="T7" style:family="text">
      <style:text-properties officeooo:rsid="000b7483"/>
    </style:style>
    <style:style style:name="T8" style:family="text">
      <style:text-properties officeooo:rsid="00074868"/>
    </style:style>
    <style:style style:name="T9" style:family="text">
      <style:text-properties officeooo:rsid="0008ef53"/>
    </style:style>
    <style:style style:name="T10" style:family="text">
      <style:text-properties officeooo:rsid="0012437d"/>
    </style:style>
    <style:style style:name="T11" style:family="text">
      <style:text-properties officeooo:rsid="001425de"/>
    </style:style>
    <style:style style:name="T12" style:family="text">
      <style:text-properties officeooo:rsid="00215fce"/>
    </style:style>
    <style:style style:name="T13" style:family="text">
      <style:text-properties officeooo:rsid="0022763e"/>
    </style:style>
    <style:style style:name="T14" style:family="text">
      <style:text-properties officeooo:rsid="002473aa"/>
    </style:style>
    <style:style style:name="T15" style:family="text">
      <style:text-properties officeooo:rsid="002a840d"/>
    </style:style>
    <style:style style:name="T16" style:family="text">
      <style:text-properties officeooo:rsid="00370a48"/>
    </style:style>
    <style:style style:name="T17" style:family="text">
      <style:text-properties officeooo:rsid="003d7475"/>
    </style:style>
    <style:style style:name="T18" style:family="text">
      <style:text-properties officeooo:rsid="00497b83"/>
    </style:style>
    <style:style style:name="T19" style:family="text">
      <style:text-properties officeooo:rsid="004ba255"/>
    </style:style>
    <style:style style:name="T20" style:family="text">
      <style:text-properties officeooo:rsid="004dd89a"/>
    </style:style>
    <style:style style:name="T21" style:family="text">
      <style:text-properties officeooo:rsid="00619d3b"/>
    </style:style>
    <style:style style:name="T22" style:family="text">
      <style:text-properties officeooo:rsid="006aea61"/>
    </style:style>
    <style:style style:name="T23" style:family="text">
      <style:text-properties fo:color="#008000" style:font-name="DejaVu Sans Mono" fo:font-size="11.3999996185303pt" fo:font-weight="bold"/>
    </style:style>
    <style:style style:name="T24" style:family="text">
      <style:text-properties officeooo:rsid="0007e423" style:font-name-asian="Nimbus Mono 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704b22" style:font-weight-asian="bold" style:font-weight-complex="bold"/>
    </style:style>
    <style:style style:name="T27" style:family="text">
      <style:text-properties fo:font-weight="bold" officeooo:rsid="0072c786" style:font-weight-asian="bold" style:font-weight-complex="bold"/>
    </style:style>
    <style:style style:name="T28" style:family="text">
      <style:text-properties fo:font-weight="bold" officeooo:rsid="0073a503" style:font-weight-asian="bold" style:font-weight-complex="bold"/>
    </style:style>
    <style:style style:name="T29" style:family="text">
      <style:text-properties fo:font-weight="bold" officeooo:rsid="007c8ec7" style:font-weight-asian="bold" style:font-weight-complex="bold"/>
    </style:style>
    <style:style style:name="T30" style:family="text">
      <style:text-properties fo:font-weight="bold" officeooo:rsid="007d7150" style:font-weight-asian="bold" style:font-weight-complex="bold"/>
    </style:style>
    <style:style style:name="T31" style:family="text">
      <style:text-properties fo:font-weight="bold" officeooo:rsid="007dc379" style:font-weight-asian="bold" style:font-weight-complex="bold"/>
    </style:style>
    <style:style style:name="T32" style:family="text">
      <style:text-properties fo:font-weight="bold" officeooo:rsid="007fbf8e" style:font-weight-asian="bold" style:font-weight-complex="bold"/>
    </style:style>
    <style:style style:name="T33" style:family="text">
      <style:text-properties fo:font-weight="bold" officeooo:rsid="00842227" style:font-weight-asian="bold" style:font-weight-complex="bold"/>
    </style:style>
    <style:style style:name="T34" style:family="text">
      <style:text-properties fo:font-weight="bold" officeooo:rsid="00855a62" style:font-weight-asian="bold" style:font-weight-complex="bold"/>
    </style:style>
    <style:style style:name="T35" style:family="text">
      <style:text-properties fo:font-weight="bold" officeooo:rsid="00892c35" style:font-weight-asian="bold" style:font-weight-complex="bold"/>
    </style:style>
    <style:style style:name="T36" style:family="text">
      <style:text-properties fo:font-weight="bold" officeooo:rsid="008ceb97" style:font-weight-asian="bold" style:font-weight-complex="bold"/>
    </style:style>
    <style:style style:name="T37" style:family="text">
      <style:text-properties fo:font-weight="bold" officeooo:rsid="008d3fe1" style:font-weight-asian="bold" style:font-weight-complex="bold"/>
    </style:style>
    <style:style style:name="T38" style:family="text">
      <style:text-properties fo:font-weight="bold" officeooo:rsid="009423ed" style:font-weight-asian="bold" style:font-weight-complex="bold"/>
    </style:style>
    <style:style style:name="T39" style:family="text">
      <style:text-properties officeooo:rsid="007c875b"/>
    </style:style>
    <style:style style:name="T40" style:family="text">
      <style:text-properties fo:font-weight="normal" officeooo:rsid="00892c35" style:font-weight-asian="normal" style:font-weight-complex="normal"/>
    </style:style>
    <style:style style:name="T41" style:family="text">
      <style:text-properties fo:font-weight="normal" officeooo:rsid="003d7475" style:font-weight-asian="normal" style:font-weight-complex="normal"/>
    </style:style>
    <style:style style:name="T42" style:family="text">
      <style:text-properties officeooo:rsid="008d3fe1"/>
    </style:style>
    <style:style style:name="T43" style:family="text">
      <style:text-properties officeooo:rsid="009c72ac"/>
    </style:style>
    <style:style style:name="T44" style:family="text">
      <style:text-properties officeooo:rsid="00aa6ce1"/>
    </style:style>
    <style:style style:name="T45" style:family="text">
      <style:text-properties style:font-name="Nimbus Mono L" officeooo:rsid="0007e423" style:font-name-asian="Nimbus Mono L"/>
    </style:style>
    <style:style style:name="T46" style:family="text">
      <style:text-properties style:font-name="Nimbus Mono L" officeooo:rsid="00497b83" style:font-name-asian="Nimbus Mono L"/>
    </style:style>
    <style:style style:name="T47" style:family="text">
      <style:text-properties style:font-name-asian="Noto Sans CJK JP Bold"/>
    </style:style>
    <style:style style:name="T48" style:family="text">
      <style:text-properties style:font-name-asian="AR PL UKai CN"/>
    </style:style>
    <style:style style:name="T49" style:family="text">
      <style:text-properties officeooo:rsid="00b82db2" style:font-name-asian="AR PL UKai CN"/>
    </style:style>
    <style:style style:name="T50" style:family="text">
      <style:text-properties officeooo:rsid="00e2dad8" style:font-name-asian="AR PL UKai CN"/>
    </style:style>
    <style:style style:name="T51" style:family="text">
      <style:text-properties officeooo:rsid="00e3253a" style:font-name-asian="AR PL UKai CN"/>
    </style:style>
    <style:style style:name="T52" style:family="text">
      <style:text-properties fo:color="#ff0000"/>
    </style:style>
    <style:style style:name="T53" style:family="text">
      <style:text-properties fo:color="#ff0000" officeooo:rsid="00c1d353"/>
    </style:style>
    <style:style style:name="T54" style:family="text">
      <style:text-properties fo:font-size="15pt" officeooo:rsid="00b82db2" style:font-name-asian="AR PL UKai CN" style:font-size-asian="15pt" style:font-size-complex="15pt"/>
    </style:style>
    <style:style style:name="T55" style:family="text">
      <style:text-properties fo:font-size="15pt" style:font-size-asian="15pt" style:font-size-complex="15pt"/>
    </style:style>
    <style:style style:name="T56" style:family="text">
      <style:text-properties fo:font-size="10pt" officeooo:rsid="00b82db2" style:font-name-asian="AR PL UKai CN" style:font-size-asian="10pt" style:font-name-complex="Liberation Mono" style:font-size-complex="10pt"/>
    </style:style>
    <style:style style:name="T57" style:family="text">
      <style:text-properties officeooo:rsid="00e5d4d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作者：夏志丽 </text:p>
      <text:p text:style-name="P70"><text:span text:style-name="T24">模块名:房租，水电费缴付</text:span><text:span text:style-name="T23">rentutilitiespay</text:span></text:p>
      <text:p text:style-name="P1"><text:tab/>导航下拉名_1:房租，水电费缴付</text:p>
      <text:p text:style-name="P1"><text:tab/><text:tab/>导航名_1:<text:bookmark-start text:name="__DdeLink__1368_1114225884"/>房租缴费<text:bookmark-end text:name="__DdeLink__1368_1114225884"/></text:p>
      <text:p text:style-name="P25"><text:tab/><text:tab/><text:tab/>功能名字_1:列表 <text:s/>功能类型:网格 (有网格/树形/编辑可选)<text:span text:style-name="T26">rentpay/v1/list</text:span></text:p>
      <text:p text:style-name="P1"><text:tab/><text:tab/><text:tab/><text:tab/>字段名称_<text:span text:style-name="T1">1</text:span>:<text:bookmark-start text:name="__DdeLink__970_1826826792"/>缴费<text:bookmark-end text:name="__DdeLink__970_1826826792"/>日期</text:p>
      <text:p text:style-name="P1"><text:tab/><text:tab/><text:tab/><text:tab/>字段名称_<text:span text:style-name="T1">2</text:span>:<text:bookmark-start text:name="__DdeLink__972_1826826792"/>地区<text:bookmark-end text:name="__DdeLink__972_1826826792"/></text:p>
      <text:p text:style-name="P1"><text:tab/><text:tab/><text:tab/><text:tab/>字段名称_<text:span text:style-name="T2">3</text:span>:<text:bookmark-start text:name="__DdeLink__975_1826826792"/>项目组<text:bookmark-end text:name="__DdeLink__975_1826826792"/></text:p>
      <text:p text:style-name="P1"><text:tab/><text:tab/><text:tab/><text:tab/>字段名称_<text:span text:style-name="T2">4</text:span>:<text:bookmark-start text:name="__DdeLink__978_1826826792"/>项目<text:bookmark-end text:name="__DdeLink__978_1826826792"/>名称</text:p>
      <text:p text:style-name="P1"><text:tab/><text:tab/><text:tab/><text:tab/>字段名称_<text:span text:style-name="T3">5</text:span>:<text:bookmark-start text:name="__DdeLink__983_1826826792"/>租房<text:bookmark-end text:name="__DdeLink__983_1826826792"/>地址<text:tab/><text:tab/><text:tab/><text:tab/></text:p>
      <text:p text:style-name="P1"><text:tab/><text:tab/><text:tab/><text:tab/>字段名称_<text:span text:style-name="T3">6</text:span>:<text:bookmark-start text:name="__DdeLink__986_1826826792"/>房东<text:bookmark-end text:name="__DdeLink__986_1826826792"/>姓名</text:p>
      <text:p text:style-name="P1"><text:tab/><text:tab/><text:tab/><text:tab/>字段名称_<text:span text:style-name="T3">7</text:span>:<text:bookmark-start text:name="__DdeLink__991_1826826792"/>联系<text:bookmark-end text:name="__DdeLink__991_1826826792"/>方式</text:p>
      <text:p text:style-name="P1"><text:tab/><text:tab/><text:tab/><text:tab/>字段名称_<text:span text:style-name="T3">8</text:span>:<text:bookmark-start text:name="__DdeLink__994_1826826792"/>账户<text:bookmark-end text:name="__DdeLink__994_1826826792"/>名称</text:p>
      <text:p text:style-name="P1"><text:tab/><text:tab/><text:tab/><text:tab/>字段名称_<text:span text:style-name="T3">9</text:span>:<text:bookmark-start text:name="__DdeLink__996_1826826792"/><text:bookmark-start text:name="__DdeLink__528_1993623062"/>银行<text:bookmark-end text:name="__DdeLink__996_1826826792"/><text:bookmark-end text:name="__DdeLink__528_1993623062"/>卡号</text:p>
      <text:p text:style-name="P2"><text:tab/><text:tab/><text:tab/><text:tab/>字段名称_<text:span text:style-name="T7">10</text:span>:银行开户行（详细到支行）</text:p>
      <text:p text:style-name="P2"><text:tab/><text:tab/><text:tab/><text:tab/>字段名称_<text:span text:style-name="T7">11</text:span>:<text:bookmark-start text:name="__DdeLink__1370_1114225884"/>房屋交租方式<text:bookmark-end text:name="__DdeLink__1370_1114225884"/></text:p>
      <text:p text:style-name="P2"><text:tab/><text:tab/><text:tab/><text:tab/>字段名称_<text:span text:style-name="T7">12</text:span>:房屋交租频率</text:p>
      <text:p text:style-name="P2"><text:tab/><text:tab/><text:tab/><text:tab/>字段名称_<text:span text:style-name="T7">13</text:span>:<text:bookmark-start text:name="__DdeLink__1372_1114225884"/>房租缴费日期<text:bookmark-end text:name="__DdeLink__1372_1114225884"/></text:p>
      <text:p text:style-name="P2"><text:tab/><text:tab/><text:tab/><text:tab/>字段名称_<text:span text:style-name="T7">14</text:span>:<text:bookmark-start text:name="__DdeLink__1374_1114225884"/>水电费缴费频率<text:bookmark-end text:name="__DdeLink__1374_1114225884"/></text:p>
      <text:p text:style-name="P6"><text:tab/><text:tab/><text:tab/><text:tab/>字段名称_<text:span text:style-name="T7">15</text:span>:<text:bookmark-start text:name="__DdeLink__1376_1114225884"/>水电费缴费日期<text:bookmark-end text:name="__DdeLink__1376_1114225884"/></text:p>
      <text:p text:style-name="P3"><text:tab/><text:tab/><text:tab/><text:tab/>字段名称_<text:span text:style-name="T7">16</text:span>:<text:bookmark-start text:name="__DdeLink__1378_1114225884"/>房租<text:span text:style-name="T9">（元/月）</text:span><text:bookmark-end text:name="__DdeLink__1378_1114225884"/></text:p>
      <text:p text:style-name="P3"><text:tab/><text:tab/><text:tab/><text:tab/>字段名称_<text:span text:style-name="T7">17</text:span>:<text:bookmark-start text:name="__DdeLink__1380_1114225884"/><text:bookmark-start text:name="__DdeLink__2415_2142078553"/>管理费<text:span text:style-name="T9">，卫生费</text:span><text:bookmark-end text:name="__DdeLink__1380_1114225884"/><text:bookmark-end text:name="__DdeLink__2415_2142078553"/></text:p>
      <text:p text:style-name="P3"><text:tab/><text:tab/><text:tab/><text:tab/>字段名称_<text:span text:style-name="T7">18</text:span>:<text:bookmark-start text:name="__DdeLink__1382_1114225884"/>房租缴纳<text:bookmark-end text:name="__DdeLink__1382_1114225884"/>开始时间</text:p>
      <text:p text:style-name="P25"><text:tab/><text:tab/><text:tab/><text:tab/>字段名称_<text:span text:style-name="T7">19</text:span>:<text:bookmark-start text:name="__DdeLink__1382_11142258841"/>房租缴纳<text:bookmark-end text:name="__DdeLink__1382_11142258841"/>结束时间</text:p>
      <text:p text:style-name="P3"><text:tab/><text:tab/><text:tab/><text:tab/>字段名称_<text:span text:style-name="T7">19</text:span>:<text:bookmark-start text:name="__DdeLink__1384_1114225884"/>房租缴费方<text:bookmark-end text:name="__DdeLink__1384_1114225884"/></text:p>
      <text:p text:style-name="P3"><text:tab/><text:tab/><text:tab/><text:tab/>字段名称_<text:span text:style-name="T11">20</text:span>:<text:bookmark-start text:name="__DdeLink__1386_1114225884"/>水费初期数目<text:bookmark-end text:name="__DdeLink__1386_1114225884"/></text:p>
      <text:p text:style-name="P3"><text:tab/><text:tab/><text:tab/><text:tab/>字段名称_<text:span text:style-name="T8">21</text:span>:<text:bookmark-start text:name="__DdeLink__1388_1114225884"/>水费计价金额（元/吨）<text:bookmark-end text:name="__DdeLink__1388_1114225884"/></text:p>
      <text:p text:style-name="P3"><text:tab/><text:tab/><text:tab/><text:tab/>字段名称_<text:span text:style-name="T8">22</text:span>:水费期末数目</text:p>
      <text:p text:style-name="P9"><text:tab/><text:tab/><text:tab/><text:tab/>字段名称_<text:span text:style-name="T8">23</text:span>:用水量<text:span text:style-name="T13">（</text:span>水费期末数目<text:span text:style-name="T13">-</text:span>水费初期数目<text:span text:style-name="T13">）</text:span></text:p>
      <text:p text:style-name="P8"><text:tab/><text:tab/><text:tab/><text:tab/>字段名称_<text:span text:style-name="T8">24</text:span>:水费缴纳金额<text:span text:style-name="T12">（</text:span>水费计价金额（元/吨）*用水量<text:span text:style-name="T12">）</text:span></text:p>
      <text:p text:style-name="P3"><text:tab/><text:tab/><text:tab/><text:tab/>字段名称_<text:span text:style-name="T8">25</text:span>:水费缴纳开始时间</text:p>
      <text:p text:style-name="P26"><text:tab/><text:tab/><text:tab/><text:tab/>字段名称_<text:span text:style-name="T8">25</text:span>:水费缴纳结束时间</text:p>
      <text:p text:style-name="P3"><text:tab/><text:tab/><text:tab/><text:tab/>字段名称_<text:span text:style-name="T8">26</text:span>:水费缴费方</text:p>
      <text:p text:style-name="P4"><text:tab/><text:tab/><text:tab/><text:tab/>字段名称_<text:span text:style-name="T8">27</text:span>:电费初期数目</text:p>
      <text:p text:style-name="P4"><text:tab/><text:tab/><text:tab/><text:tab/>字段名称_<text:span text:style-name="T8">28</text:span>:电费计价金额（元/度）</text:p>
      <text:p text:style-name="P4"><text:tab/><text:tab/><text:tab/><text:tab/>字段名称_<text:span text:style-name="T8">29</text:span>:电费期末数目</text:p>
      <text:p text:style-name="P10"><text:tab/><text:tab/><text:tab/><text:tab/>字段名称_<text:span text:style-name="T11">30</text:span>:用电量<text:span text:style-name="T13">（电</text:span>费期末数目<text:span text:style-name="T13">-电</text:span>费初期数目<text:span text:style-name="T13">）</text:span></text:p>
      <text:p text:style-name="P10"><text:tab/><text:tab/><text:tab/><text:tab/>字段名称_<text:span text:style-name="T8">31</text:span>:电费缴纳金额<text:span text:style-name="T12">（电</text:span>费计价金额（元/吨）*用电量<text:span text:style-name="T12">）</text:span></text:p>
      <text:p text:style-name="P4"><text:tab/><text:tab/><text:tab/><text:tab/>字段名称_<text:span text:style-name="T8">32</text:span>:电费缴纳开始时间</text:p>
      <text:p text:style-name="P27"><text:tab/><text:tab/><text:tab/><text:tab/>字段名称_<text:span text:style-name="T8">32</text:span>:电费缴纳结束时间</text:p>
      <text:p text:style-name="P4"><text:tab/><text:tab/><text:tab/><text:tab/>字段名称_<text:span text:style-name="T8">33</text:span>:电费缴费方</text:p>
      <text:p text:style-name="P3"><text:tab/><text:tab/><text:tab/><text:tab/>字段名称_<text:span text:style-name="T8">34</text:span>:管道燃气费充值额度</text:p>
      <text:p text:style-name="P28"><text:tab/><text:tab/><text:tab/><text:tab/>字段名称_<text:span text:style-name="T8">35</text:span>:燃气费缴纳开始时间</text:p>
      <text:p text:style-name="P29"><text:tab/><text:tab/><text:tab/><text:tab/>字段名称_<text:span text:style-name="T8">35</text:span>:燃气费缴纳结束时间</text:p>
      <text:p text:style-name="P5"><text:tab/><text:tab/><text:tab/><text:tab/>字段名称_<text:span text:style-name="T8">36</text:span>:燃气费缴费方</text:p>
      <text:p text:style-name="P8"><text:tab/><text:tab/><text:tab/><text:tab/>字段名称_<text:span text:style-name="T8">37</text:span>:缴纳金额汇总（房租<text:span text:style-name="T9">（元/月）+</text:span>管理费<text:span text:style-name="T9">，卫生费+</text:span>水费缴纳金额<text:span text:style-name="T12">+</text:span>电费缴纳金额<text:span text:style-name="T12">+</text:span>管道燃气费充值额度）</text:p>
      <text:p text:style-name="P5"><text:tab/><text:tab/><text:tab/><text:tab/>字段名称_<text:span text:style-name="T8">38</text:span>:运营财务部确认是否缴费</text:p>
      <text:p text:style-name="P5"><text:tab/><text:tab/><text:tab/><text:tab/>字段名称_<text:span text:style-name="T8">39</text:span>:房租收费是否已邮寄到广州</text:p>
      <text:p text:style-name="P5"><text:tab/><text:tab/><text:tab/><text:tab/>字段名称_<text:span text:style-name="T10">41</text:span>:备注</text:p>
      <text:p text:style-name="P5"><text:tab/><text:tab/><text:tab/><text:tab/><text:tab/><text:tab/><text:tab/></text:p>
      <text:p text:style-name="P30"><text:tab/><text:tab/><text:tab/>功能名字_<text:span text:style-name="T4">2</text:span>:添加 <text:s/>功能类型:编辑 (有网格/树形/编辑可选)<text:span text:style-name="T27">rentpay/v1/add</text:span></text:p>
      <text:p text:style-name="P7"><text:tab/><text:tab/><text:tab/><text:tab/>字段名称_<text:span text:style-name="T1">1</text:span>:<text:bookmark-start text:name="__DdeLink__970_18268267921"/>缴费<text:bookmark-end text:name="__DdeLink__970_18268267921"/>日期 <text:s text:c="3"/>标签类型：日期框<text:span text:style-name="T44">(yyyy-MM-dd)</text:span> 必填</text:p>
      <text:p text:style-name="P7"><text:tab/><text:tab/><text:tab/><text:tab/>字段名称_<text:span text:style-name="T1">2</text:span>:<text:bookmark-start text:name="__DdeLink__972_18268267921"/>地区<text:bookmark-end text:name="__DdeLink__972_18268267921"/> <text:s text:c="6"/>标签类型：手填下拉 必填</text:p>
      <text:p text:style-name="P7"><text:tab/><text:tab/><text:tab/><text:tab/>字段名称_<text:span text:style-name="T2">3</text:span>:<text:bookmark-start text:name="__DdeLink__975_18268267921"/>项目组<text:bookmark-end text:name="__DdeLink__975_18268267921"/> <text:s text:c="5"/>标签类型：手填下拉 必填</text:p>
      <text:p text:style-name="P7"><text:tab/><text:tab/><text:tab/><text:tab/>字段名称_<text:span text:style-name="T2">4</text:span>:<text:bookmark-start text:name="__DdeLink__978_18268267921"/>项目<text:bookmark-end text:name="__DdeLink__978_18268267921"/>名称 <text:s text:c="3"/>标签类型：多填 必填</text:p>
      <text:p text:style-name="P7"><text:tab/><text:tab/><text:tab/><text:tab/>字段名称_<text:span text:style-name="T3">5</text:span>:<text:bookmark-start text:name="__DdeLink__983_18268267921"/>租房<text:bookmark-end text:name="__DdeLink__983_18268267921"/>地址 <text:s text:c="3"/>标签类型：文本框 必填<text:tab/><text:tab/><text:tab/><text:tab/></text:p>
      <text:p text:style-name="P7"><text:tab/><text:tab/><text:tab/><text:tab/>字段名称_<text:span text:style-name="T3">6</text:span>:<text:bookmark-start text:name="__DdeLink__986_18268267921"/>房东<text:bookmark-end text:name="__DdeLink__986_18268267921"/>姓名 <text:s text:c="3"/>标签类型：文本框 必填</text:p>
      <text:p text:style-name="P7"><text:tab/><text:tab/><text:tab/><text:tab/>字段名称_<text:span text:style-name="T3">7</text:span>:<text:bookmark-start text:name="__DdeLink__991_18268267921"/>联系<text:bookmark-end text:name="__DdeLink__991_18268267921"/>方式 <text:s text:c="3"/>标签类型：文本框 必填</text:p>
      <text:p text:style-name="P7"><text:tab/><text:tab/><text:tab/><text:tab/>字段名称_<text:span text:style-name="T3">8</text:span>:<text:bookmark-start text:name="__DdeLink__994_18268267921"/>账户<text:bookmark-end text:name="__DdeLink__994_18268267921"/>名称 <text:s text:c="3"/>标签类型：文本框 必填</text:p>
      <text:p text:style-name="P7"><text:soft-page-break/><text:tab/><text:tab/><text:tab/><text:tab/>字段名称_<text:span text:style-name="T3">9</text:span>:<text:bookmark-start text:name="__DdeLink__528_19936230621"/><text:bookmark-start text:name="__DdeLink__996_18268267921"/>银行<text:bookmark-end text:name="__DdeLink__528_19936230621"/><text:bookmark-end text:name="__DdeLink__996_18268267921"/>卡号 <text:s text:c="3"/>标签类型：文本框 必填</text:p>
      <text:p text:style-name="P7"><text:tab/><text:tab/><text:tab/><text:tab/>字段名称_<text:span text:style-name="T7">10</text:span>:银行开户行（详细到支行） <text:s/>标签类型：文本框 必填</text:p>
      <text:p text:style-name="P7"><text:tab/><text:tab/><text:tab/><text:tab/>字段名称_<text:span text:style-name="T7">11</text:span>:房屋交租方式 <text:s/>标签类型：文本框 必填</text:p>
      <text:p text:style-name="P7"><text:tab/><text:tab/><text:tab/><text:tab/>字段名称_<text:span text:style-name="T7">12</text:span>:房屋交租频率 <text:s text:c="2"/>标签类型：文本框 必填</text:p>
      <text:p text:style-name="P45"><text:tab/><text:tab/><text:tab/><text:tab/>字段名称_<text:span text:style-name="T7">13</text:span>:房租缴费日期 <text:s text:c="2"/>标签类型：日期框<text:span text:style-name="T44">(yyyy-MM-dd)</text:span> 必填</text:p>
      <text:p text:style-name="P7"><text:tab/><text:tab/><text:tab/><text:tab/>字段名称_<text:span text:style-name="T7">14</text:span>:水电费缴费频率 <text:s/>标签类型：文本框 必填</text:p>
      <text:p text:style-name="P45"><text:tab/><text:tab/><text:tab/><text:tab/>字段名称_<text:span text:style-name="T7">15</text:span>:水电费缴费日期 <text:s text:c="2"/>标签类型：日期框<text:span text:style-name="T44">(yyyy-MM-dd)</text:span> 必填</text:p>
      <text:p text:style-name="P7"><text:tab/><text:tab/><text:tab/><text:tab/>字段名称_<text:span text:style-name="T7">16</text:span>:房租<text:span text:style-name="T9">（元/月） <text:s text:c="3"/>标签类型：数字框 必填</text:span></text:p>
      <text:p text:style-name="P7"><text:tab/><text:tab/><text:tab/><text:tab/>字段名称_<text:span text:style-name="T7">17</text:span>:管理费<text:span text:style-name="T9">，卫生费 <text:s text:c="3"/>标签类型：数字框 必填</text:span></text:p>
      <text:p text:style-name="P45"><text:tab/><text:tab/><text:tab/><text:tab/>字段名称_<text:span text:style-name="T7">18</text:span>:房租缴纳开始时间 <text:s text:c="2"/><text:bookmark-start text:name="__DdeLink__2411_2142078553"/>标签类型：日期框<text:span text:style-name="T44">(yyyy-MM-dd)</text:span> 必填<text:bookmark-end text:name="__DdeLink__2411_2142078553"/></text:p>
      <text:p text:style-name="P45"><text:tab/><text:tab/><text:tab/><text:tab/>字段名称_<text:span text:style-name="T7">18</text:span>:房租缴纳结束时间 <text:s text:c="2"/><text:bookmark-start text:name="__DdeLink__2411_21420785532"/>标签类型：日期框<text:span text:style-name="T44">(yyyy-MM-dd)</text:span> 必填<text:bookmark-end text:name="__DdeLink__2411_21420785532"/></text:p>
      <text:p text:style-name="P7"><text:tab/><text:tab/><text:tab/><text:tab/>字段名称_<text:span text:style-name="T7">19</text:span>:房租缴费方 <text:s text:c="7"/><text:span text:style-name="T52">标签类型：单选下拉框　（公司缴纳/员工缴纳/员工预缴）</text:span> 必填</text:p>
      <text:p text:style-name="P7"><text:tab/><text:tab/><text:tab/><text:tab/>字段名称_<text:span text:style-name="T11">20</text:span>:水费初期数目 <text:s text:c="6"/>标签类型：数字框 必填</text:p>
      <text:p text:style-name="P7"><text:tab/><text:tab/><text:tab/><text:tab/>字段名称_<text:span text:style-name="T8">21</text:span>:水费计价金额（元/吨） 标签类型<text:span text:style-name="T14">：数字框 必填</text:span></text:p>
      <text:p text:style-name="P7"><text:tab/><text:tab/><text:tab/><text:tab/>字段名称_<text:span text:style-name="T8">22</text:span>:水费期末数目 <text:s text:c="5"/>标签类型：数字框 必填</text:p>
      <text:p text:style-name="P45"><text:tab/><text:tab/><text:tab/><text:tab/>字段名称_<text:span text:style-name="T8">25</text:span>:水费缴纳开始时间 <text:s text:c="2"/>标签类型：日期框<text:span text:style-name="T44">(yyyy-MM-dd)</text:span> 必填</text:p>
      <text:p text:style-name="P45"><text:tab/><text:tab/><text:tab/><text:tab/>字段名称_<text:span text:style-name="T8">25</text:span>:水费缴纳结束时间 <text:s text:c="2"/>标签类型：日期框<text:span text:style-name="T44">(yyyy-MM-dd)</text:span> 必填</text:p>
      <text:p text:style-name="P50"><text:tab/><text:tab/><text:tab/><text:tab/>字段名称_<text:span text:style-name="T8">26</text:span>:水费缴费方 <text:s text:c="6"/><text:span text:style-name="T52">标签类型：单选下拉框　（公司缴纳/员工缴纳/员工预缴）</text:span> 必填</text:p>
      <text:p text:style-name="P11"><text:tab/><text:tab/><text:tab/><text:tab/>字段名称_<text:span text:style-name="T8">27</text:span>:电费初期数目 <text:s text:c="8"/>标签类型：数字框 必填</text:p>
      <text:p text:style-name="P11"><text:tab/><text:tab/><text:tab/><text:tab/>字段名称_<text:span text:style-name="T8">28</text:span>:电费计价金额（元/度）标签类型：数字框 必填</text:p>
      <text:p text:style-name="P11"><text:tab/><text:tab/><text:tab/><text:tab/>字段名称_<text:span text:style-name="T8">29</text:span>:电费期末数目 <text:s text:c="10"/>标签类型：数字框 必填</text:p>
      <text:p text:style-name="P45"><text:tab/><text:tab/><text:tab/><text:tab/>字段名称_<text:span text:style-name="T8">32</text:span>:电费缴纳开始时间 <text:s text:c="2"/>标签类型：日期<text:span text:style-name="T44">(yyyy-MM-dd)</text:span> 必填</text:p>
      <text:p text:style-name="P45"><text:tab/><text:tab/><text:tab/><text:tab/>字段名称_<text:span text:style-name="T8">32</text:span>:电费缴纳结束时间 <text:s text:c="3"/>标签类型：日期<text:span text:style-name="T44">(yyyy-MM-dd)</text:span> 必填</text:p>
      <text:p text:style-name="P51"><text:tab/><text:tab/><text:tab/><text:tab/>字段名称_<text:span text:style-name="T8">33</text:span>:电费缴费方 <text:s text:c="8"/><text:span text:style-name="T52">标签类型：单选下拉框　（公司缴纳/员工缴纳/员工预缴）</text:span> 必填</text:p>
      <text:p text:style-name="P11"><text:tab/><text:tab/><text:tab/><text:tab/>字段名称_<text:span text:style-name="T8">34</text:span>:管道燃气费充值额度 <text:s/>标签类型：数字框 必填</text:p>
      <text:p text:style-name="P45"><text:tab/><text:tab/><text:tab/><text:tab/>字段名称_<text:span text:style-name="T8">35</text:span>:燃气费缴纳开始时间 <text:s text:c="2"/>标签类型：日期<text:span text:style-name="T44">(yyyy-MM-dd)</text:span> 必填</text:p>
      <text:p text:style-name="P45"><text:tab/><text:tab/><text:tab/><text:tab/>字段名称_<text:span text:style-name="T8">35</text:span>:燃气费缴纳结束时间 <text:s text:c="2"/>标签类型：日期<text:span text:style-name="T44">(yyyy-MM-dd)</text:span> 必填</text:p>
      <text:p text:style-name="P52"><text:tab/><text:tab/><text:tab/><text:tab/>字段名称_<text:span text:style-name="T8">36</text:span>:燃气费缴费方 <text:s text:c="5"/><text:span text:style-name="T52">标签类型：单选下拉框　（公司缴纳/员工缴纳/员工预缴）</text:span> 必填</text:p>
      <text:p text:style-name="P23"><text:tab/><text:tab/><text:tab/><text:tab/>字段名称_<text:span text:style-name="T8">38</text:span>:房租收费是否已邮寄到广州 <text:s text:c="2"/>标签类型：下拉框（是/否） 必填</text:p>
      <text:p text:style-name="P12"><text:tab/><text:tab/><text:tab/><text:tab/>字段名称_<text:span text:style-name="T21">39</text:span>:备注 <text:s text:c="9"/>标签类型：文本框 </text:p>
      <text:p text:style-name="P1"><text:tab/><text:tab/><text:tab/><text:tab/></text:p>
      <text:p text:style-name="P31"><text:tab/><text:tab/><text:tab/>功能名字_<text:span text:style-name="T5">3</text:span>:编辑 <text:s/>功能类型:编辑 (有网格/树形/编辑可选)<text:span text:style-name="T28">rentpay/v1/edit</text:span></text:p>
      <text:p text:style-name="P46"><text:tab/><text:tab/><text:tab/><text:tab/>字段名称_<text:span text:style-name="T1">1</text:span>:<text:bookmark-start text:name="__DdeLink__970_182682679211"/>缴费<text:bookmark-end text:name="__DdeLink__970_182682679211"/>日期 <text:s text:c="3"/>标签类型：日期框<text:span text:style-name="T44">(yyyy-MM-dd)</text:span> 必填</text:p>
      <text:p text:style-name="P32"><text:tab/><text:tab/><text:tab/><text:tab/>字段名称_<text:span text:style-name="T1">2</text:span>:<text:bookmark-start text:name="__DdeLink__972_182682679211"/>地区<text:bookmark-end text:name="__DdeLink__972_182682679211"/> <text:s text:c="6"/>标签类型：手填下拉 必填</text:p>
      <text:p text:style-name="P32"><text:tab/><text:tab/><text:tab/><text:tab/>字段名称_<text:span text:style-name="T2">3</text:span>:<text:bookmark-start text:name="__DdeLink__975_182682679211"/>项目组<text:bookmark-end text:name="__DdeLink__975_182682679211"/> <text:s text:c="5"/>标签类型：手填下拉 必填</text:p>
      <text:p text:style-name="P38"><text:tab/><text:tab/><text:tab/><text:tab/>字段名称_<text:span text:style-name="T2">4</text:span>:<text:bookmark-start text:name="__DdeLink__978_182682679211"/>项目<text:bookmark-end text:name="__DdeLink__978_182682679211"/>名称 <text:s text:c="3"/>标签类型： 多填 必填</text:p>
      <text:p text:style-name="P32"><text:tab/><text:tab/><text:tab/><text:tab/>字段名称_<text:span text:style-name="T3">5</text:span>:<text:bookmark-start text:name="__DdeLink__983_182682679211"/>租房<text:bookmark-end text:name="__DdeLink__983_182682679211"/>地址 <text:s text:c="3"/>标签类型：文本框 必填<text:tab/><text:tab/><text:tab/><text:tab/></text:p>
      <text:p text:style-name="P32"><text:tab/><text:tab/><text:tab/><text:tab/>字段名称_<text:span text:style-name="T3">6</text:span>:<text:bookmark-start text:name="__DdeLink__986_182682679211"/>房东<text:bookmark-end text:name="__DdeLink__986_182682679211"/>姓名 <text:s text:c="3"/>标签类型：文本框 必填</text:p>
      <text:p text:style-name="P32"><text:tab/><text:tab/><text:tab/><text:tab/>字段名称_<text:span text:style-name="T3">7</text:span>:<text:bookmark-start text:name="__DdeLink__991_182682679211"/>联系<text:bookmark-end text:name="__DdeLink__991_182682679211"/>方式 <text:s text:c="3"/>标签类型：文本框 必填</text:p>
      <text:p text:style-name="P32"><text:tab/><text:tab/><text:tab/><text:tab/>字段名称_<text:span text:style-name="T3">8</text:span>:<text:bookmark-start text:name="__DdeLink__994_182682679211"/>账户<text:bookmark-end text:name="__DdeLink__994_182682679211"/>名称 <text:s text:c="3"/>标签类型：文本框 必填</text:p>
      <text:p text:style-name="P32"><text:tab/><text:tab/><text:tab/><text:tab/>字段名称_<text:span text:style-name="T3">9</text:span>:<text:bookmark-start text:name="__DdeLink__996_182682679211"/><text:bookmark-start text:name="__DdeLink__528_199362306211"/>银行<text:bookmark-end text:name="__DdeLink__996_182682679211"/><text:bookmark-end text:name="__DdeLink__528_199362306211"/>卡号 <text:s text:c="3"/>标签类型：文本框 必填</text:p>
      <text:p text:style-name="P32"><text:tab/><text:tab/><text:tab/><text:tab/>字段名称_<text:span text:style-name="T7">10</text:span>:银行开户行（详细到支行） <text:s/>标签类型：文本框 必填</text:p>
      <text:p text:style-name="P32"><text:tab/><text:tab/><text:tab/><text:tab/>字段名称_<text:span text:style-name="T7">11</text:span>:房屋交租方式 <text:s/>标签类型：文本框 必填</text:p>
      <text:p text:style-name="P32"><text:tab/><text:tab/><text:tab/><text:tab/>字段名称_<text:span text:style-name="T7">12</text:span>:房屋交租频率 <text:s text:c="2"/>标签类型：文本框 必填</text:p>
      <text:p text:style-name="P46"><text:tab/><text:tab/><text:tab/><text:tab/>字段名称_<text:span text:style-name="T7">13</text:span>:房租缴费日期 <text:s text:c="2"/>标签类型：日期框<text:span text:style-name="T44">(yyyy-MM-dd)</text:span> 必填</text:p>
      <text:p text:style-name="P32"><text:tab/><text:tab/><text:tab/><text:tab/>字段名称_<text:span text:style-name="T7">14</text:span>:水电费缴费频率 <text:s/>标签类型：文本框 必填</text:p>
      <text:p text:style-name="P46"><text:tab/><text:tab/><text:tab/><text:tab/>字段名称_<text:span text:style-name="T7">15</text:span>:水电费缴费日期 <text:s text:c="2"/>标签类型：日期框<text:span text:style-name="T44">(yyyy-MM-dd)</text:span> 必填</text:p>
      <text:p text:style-name="P32"><text:tab/><text:tab/><text:tab/><text:tab/>字段名称_<text:span text:style-name="T7">16</text:span>:房租<text:span text:style-name="T9">（元/月） <text:s text:c="3"/>标签类型：数字框 必填</text:span></text:p>
      <text:p text:style-name="P32"><text:tab/><text:tab/><text:tab/><text:tab/>字段名称_<text:span text:style-name="T7">17</text:span>:管理费<text:span text:style-name="T9">，卫生费 <text:s text:c="3"/>标签类型：数字框 必填</text:span></text:p>
      <text:p text:style-name="P46"><text:tab/><text:tab/><text:tab/><text:tab/>字段名称_<text:span text:style-name="T7">18</text:span>:房租缴纳开始时间 <text:s text:c="2"/><text:bookmark-start text:name="__DdeLink__2411_21420785533"/>标签类型：日期框<text:span text:style-name="T44">(yyyy-MM-dd)</text:span> 必填<text:bookmark-end text:name="__DdeLink__2411_21420785533"/></text:p>
      <text:p text:style-name="P46"><text:tab/><text:tab/><text:tab/><text:tab/>字段名称_<text:span text:style-name="T7">18</text:span>:房租缴纳结束时间 <text:s text:c="2"/><text:bookmark-start text:name="__DdeLink__2411_214207855321"/>标签类型：日期框<text:span text:style-name="T44">(yyyy-MM-dd)</text:span> 必填<text:bookmark-end text:name="__DdeLink__2411_214207855321"/></text:p>
      <text:p text:style-name="P52"><text:tab/><text:tab/><text:tab/><text:tab/>字段名称_<text:span text:style-name="T7">19</text:span>:房租缴费方 <text:s text:c="7"/><text:span text:style-name="T52">标签类型：单选下拉框　（公司缴纳/员工缴纳/员工预缴）</text:span> 必填</text:p>
      <text:p text:style-name="P32"><text:tab/><text:tab/><text:tab/><text:tab/>字段名称_<text:span text:style-name="T11">20</text:span>:水费初期数目 <text:s text:c="6"/>标签类型：数字框 必填</text:p>
      <text:p text:style-name="P32"><text:tab/><text:tab/><text:tab/><text:tab/>字段名称_<text:span text:style-name="T8">21</text:span>:水费计价金额（元/吨） 标签类型<text:span text:style-name="T14">：数字框 必填</text:span></text:p>
      <text:p text:style-name="P32"><text:soft-page-break/><text:tab/><text:tab/><text:tab/><text:tab/>字段名称_<text:span text:style-name="T8">22</text:span>:水费期末数目 <text:s text:c="5"/>标签类型：数字框 必填</text:p>
      <text:p text:style-name="P46"><text:tab/><text:tab/><text:tab/><text:tab/>字段名称_<text:span text:style-name="T8">25</text:span>:水费缴纳开始时间 <text:s text:c="2"/>标签类型：日期框<text:span text:style-name="T44">(yyyy-MM-dd)</text:span> 必填</text:p>
      <text:p text:style-name="P46"><text:tab/><text:tab/><text:tab/><text:tab/>字段名称_<text:span text:style-name="T8">25</text:span>:水费缴纳结束时间 <text:s text:c="2"/>标签类型：日期框<text:span text:style-name="T44">(yyyy-MM-dd)</text:span> 必填</text:p>
      <text:p text:style-name="P52"><text:tab/><text:tab/><text:tab/><text:tab/>字段名称_<text:span text:style-name="T8">26</text:span>:水费缴费方 <text:s text:c="5"/><text:span text:style-name="T52">标签类型：单选下拉框　（公司缴纳/员工缴纳/员工预缴）</text:span> 必填</text:p>
      <text:p text:style-name="P32"><text:tab/><text:tab/><text:tab/><text:tab/>字段名称_<text:span text:style-name="T8">27</text:span>:电费初期数目 <text:s text:c="8"/>标签类型：数字框 必填</text:p>
      <text:p text:style-name="P32"><text:tab/><text:tab/><text:tab/><text:tab/>字段名称_<text:span text:style-name="T8">28</text:span>:电费计价金额（元/度）标签类型：数字框 必填</text:p>
      <text:p text:style-name="P32"><text:tab/><text:tab/><text:tab/><text:tab/>字段名称_<text:span text:style-name="T8">29</text:span>:电费期末数目 <text:s text:c="10"/>标签类型：数字框 必填</text:p>
      <text:p text:style-name="P46"><text:tab/><text:tab/><text:tab/><text:tab/>字段名称_<text:span text:style-name="T8">32</text:span>:电费缴纳开始时间 <text:s text:c="2"/>标签类型：日期<text:span text:style-name="T44">(yyyy-MM-dd)</text:span> 必填</text:p>
      <text:p text:style-name="P46"><text:tab/><text:tab/><text:tab/><text:tab/>字段名称_<text:span text:style-name="T8">32</text:span>:电费缴纳结束时间 <text:s text:c="3"/>标签类型：日期<text:span text:style-name="T44">(yyyy-MM-dd)</text:span> 必填</text:p>
      <text:p text:style-name="P52"><text:tab/><text:tab/><text:tab/><text:tab/>字段名称_<text:span text:style-name="T8">33</text:span>:电费缴费方 <text:s text:c="7"/><text:span text:style-name="T52">标签类型：单选下拉框　（公司缴纳/员工缴纳/员工预缴）</text:span> 必填</text:p>
      <text:p text:style-name="P32"><text:tab/><text:tab/><text:tab/><text:tab/>字段名称_<text:span text:style-name="T8">34</text:span>:管道燃气费充值额度 <text:s/>标签类型：数字框 必填</text:p>
      <text:p text:style-name="P46"><text:tab/><text:tab/><text:tab/><text:tab/>字段名称_<text:span text:style-name="T8">35</text:span>:燃气费缴纳开始时间 <text:s text:c="2"/>标签类型：日期<text:span text:style-name="T44">(yyyy-MM-dd)</text:span> 必填</text:p>
      <text:p text:style-name="P46"><text:tab/><text:tab/><text:tab/><text:tab/>字段名称_<text:span text:style-name="T8">35</text:span>:燃气费缴纳结束时间 <text:s text:c="2"/>标签类型：日期<text:span text:style-name="T44">(yyyy-MM-dd)</text:span> 必填</text:p>
      <text:p text:style-name="P52"><text:tab/><text:tab/><text:tab/><text:tab/>字段名称_<text:span text:style-name="T8">36</text:span>:燃气费缴费方 <text:s text:c="5"/><text:span text:style-name="T52">标签类型：单选下拉框　（公司缴纳/员工缴纳/员工预缴）</text:span> 必填</text:p>
      <text:p text:style-name="P32"><text:tab/><text:tab/><text:tab/><text:tab/>字段名称_<text:span text:style-name="T8">38</text:span>:房租收费是否已邮寄到广州 <text:s text:c="2"/>标签类型：下拉框（是/否） 必填</text:p>
      <text:p text:style-name="P32"><text:tab/><text:tab/><text:tab/><text:tab/>字段名称_<text:span text:style-name="T21">39</text:span>:备注 <text:s text:c="9"/>标签类型：文本框 </text:p>
      <text:p text:style-name="P1"/>
      <text:p text:style-name="P34"><text:tab/><text:tab/><text:tab/>功能名字_<text:span text:style-name="T5">4</text:span>:删除 <text:s/>功能类型:<text:span text:style-name="T29">rentpay/v1/delete/{id}</text:span></text:p>
      <text:p text:style-name="P35"><text:tab/><text:tab/><text:tab/>功能名字_<text:span text:style-name="T39">5</text:span>:运营财务部 <text:s/>功能类型:<text:span text:style-name="T30">rentpay/v1/financeAudit</text:span></text:p>
      <text:p text:style-name="P33"><text:tab/><text:tab/><text:tab/><text:tab/>字段名称_<text:span text:style-name="T22">1</text:span>:运营财务部确认是否缴费</text:p>
      <text:p text:style-name="P1"/>
      <text:p text:style-name="P35"><text:tab/><text:tab/><text:tab/>功能名字_<text:span text:style-name="T39">6</text:span>:上传附件 <text:s/>功能类型:<text:span text:style-name="T30">rentpay/v1/uploadFile/{id}</text:span></text:p>
      <text:p text:style-name="P35"><text:tab/><text:tab/><text:tab/>功能名字_<text:span text:style-name="T39">7</text:span>:下载附件 <text:s/>功能类型:<text:span text:style-name="T30">rentpay/v1/downloadFile</text:span></text:p>
      <text:p text:style-name="P35"><text:tab/><text:tab/><text:tab/>功能名字_<text:span text:style-name="T39">8</text:span>:查看附件 <text:s/>功能类型:<text:span text:style-name="T30">rentpay/v1/listFile/{id}</text:span></text:p>
      <text:p text:style-name="P36"><text:tab/><text:tab/><text:tab/>功能名字_<text:span text:style-name="T39">9</text:span>:删除附件 <text:s/>功能类型:<text:span text:style-name="T31">rentpay/v1/deleteFile</text:span></text:p>
      <text:p text:style-name="P13"><text:tab/><text:tab/><text:tab/><text:tab/></text:p>
      <text:p text:style-name="P13"/>
      <text:p text:style-name="P37"><text:tab/><text:tab/><text:tab/>功能名字_<text:span text:style-name="T39">10</text:span>:汇总 <text:s/>功能类型: <text:s/><text:span text:style-name="T32">rentpay/v1/collect</text:span></text:p>
      <text:p text:style-name="P14"><text:tab/><text:tab/><text:tab/><text:tab/>根据地区汇总</text:p>
      <text:p text:style-name="P14"><text:tab/><text:tab/><text:tab/><text:tab/>字段名称_<text:span text:style-name="T15">1</text:span>:<text:bookmark-start text:name="__DdeLink__972_18268267922"/>地区<text:bookmark-end text:name="__DdeLink__972_18268267922"/></text:p>
      <text:p text:style-name="P14"><text:tab/><text:tab/><text:tab/><text:tab/>字段名称_<text:span text:style-name="T15">2</text:span>:<text:bookmark-start text:name="__DdeLink__975_18268267922"/>项目组<text:bookmark-end text:name="__DdeLink__975_18268267922"/></text:p>
      <text:p text:style-name="P14"><text:tab/><text:tab/><text:tab/><text:tab/>字段名称_<text:span text:style-name="T15">3</text:span>:<text:bookmark-start text:name="__DdeLink__978_18268267922"/>项目<text:bookmark-end text:name="__DdeLink__978_18268267922"/>名称 <text:s text:c="2"/></text:p>
      <text:p text:style-name="P14"><text:tab/><text:tab/><text:tab/><text:tab/>字段名称_<text:span text:style-name="T16">4</text:span>:<text:bookmark-start text:name="__DdeLink__983_1826826792111"/>租房<text:bookmark-end text:name="__DdeLink__983_1826826792111"/>地址</text:p>
      <text:p text:style-name="P15"><text:tab/><text:tab/><text:tab/><text:tab/>字段名称_<text:span text:style-name="T16">5</text:span>:房租</text:p>
      <text:p text:style-name="P15"><text:tab/><text:tab/><text:tab/><text:tab/>字段名称_<text:span text:style-name="T16">6</text:span>:水费 </text:p>
      <text:p text:style-name="P15"><text:tab/><text:tab/><text:tab/><text:tab/>字段名称_<text:span text:style-name="T16">7</text:span>:电费</text:p>
      <text:p text:style-name="P21"><text:tab/><text:tab/><text:tab/><text:tab/>字段名称_<text:span text:style-name="T19">8</text:span>:燃气费</text:p>
      <text:p text:style-name="P15"><text:tab/><text:tab/><text:tab/><text:tab/>字段名称_<text:span text:style-name="T19">9</text:span>:管理费<text:span text:style-name="T9">，卫生费</text:span></text:p>
      <text:p text:style-name="P15"/>
      <text:p text:style-name="P24"><text:tab/><text:tab/></text:p>
      <text:p text:style-name="P15"/>
      <text:p text:style-name="P1"><text:tab/><text:tab/>导航名_<text:span text:style-name="T6">2</text:span>:<text:bookmark-start text:name="__DdeLink__998_1826826792"/>员工<text:bookmark-end text:name="__DdeLink__998_1826826792"/>住宿水电费</text:p>
      <text:p text:style-name="P39"><text:tab/><text:tab/><text:tab/>功能名字_1:列表 <text:s/>功能类型:网格 (有网格/树形/编辑可选)<text:span text:style-name="T33">stayutilities/v1/list</text:span></text:p>
      <text:p text:style-name="P1"><text:tab/><text:tab/><text:tab/><text:tab/><text:bookmark-start text:name="__DdeLink__1002_1826826792"/>字段名称_<text:span text:style-name="T1">1</text:span>:地区</text:p>
      <text:p text:style-name="P1"><text:tab/><text:tab/><text:tab/><text:tab/>字段名称_<text:span text:style-name="T1">2</text:span>:项目组</text:p>
      <text:p text:style-name="P1"><text:tab/><text:tab/><text:tab/><text:tab/>字段名称_<text:span text:style-name="T2">3</text:span>:项目名称</text:p>
      <text:p text:style-name="P1"><text:tab/><text:tab/><text:tab/><text:tab/>字段名称_<text:span text:style-name="T2">4</text:span>:住宿地址</text:p>
      <text:p text:style-name="P1"><text:tab/><text:tab/><text:tab/><text:tab/>字段名称_<text:span text:style-name="T3">5</text:span>:员工姓名<text:tab/><text:tab/><text:tab/></text:p>
      <text:p text:style-name="P1"><text:tab/><text:tab/><text:tab/><text:tab/>字段名称_<text:span text:style-name="T3">6</text:span>:员工编号</text:p>
      <text:p text:style-name="P1"><text:tab/><text:tab/><text:tab/><text:tab/>字段名称_<text:span text:style-name="T3">7</text:span>:住宿时间段</text:p>
      <text:p text:style-name="P1"><text:tab/><text:tab/><text:tab/><text:tab/>字段名称_<text:span text:style-name="T3">8</text:span>:住宿天数</text:p>
      <text:p text:style-name="P16"><text:tab/><text:tab/><text:tab/><text:tab/>字段名称_<text:span text:style-name="T3">9</text:span>:房租<text:span text:style-name="T9">（元/月） </text:span></text:p>
      <text:p text:style-name="P1"><text:tab/><text:tab/><text:tab/><text:tab/>字段名称_<text:span text:style-name="T7">10</text:span>:房租公司缴纳</text:p>
      <text:p text:style-name="P1"><text:tab/><text:tab/><text:tab/><text:tab/>字段名称_<text:span text:style-name="T7">11</text:span>:房租员工缴纳</text:p>
      <text:p text:style-name="P1"><text:tab/><text:tab/><text:tab/><text:tab/>字段名称_<text:span text:style-name="T7">12</text:span>:当月应缴水费总额</text:p>
      <text:p text:style-name="P1"><text:soft-page-break/><text:tab/><text:tab/><text:tab/><text:tab/>字段名称_<text:span text:style-name="T7">13</text:span>:水费公司缴纳</text:p>
      <text:p text:style-name="P1"><text:tab/><text:tab/><text:tab/><text:tab/><text:span text:style-name="T52">字段名称：水费员工预缴</text:span></text:p>
      <text:p text:style-name="P1"><text:tab/><text:tab/><text:tab/><text:tab/>字段名称_<text:span text:style-name="T7">14</text:span>:<text:bookmark-end text:name="__DdeLink__1002_1826826792"/>水费员工缴纳</text:p>
      <text:p text:style-name="P17"><text:tab/><text:tab/><text:tab/><text:tab/>字段名称_<text:span text:style-name="T7">15</text:span>:当月应缴电费总额</text:p>
      <text:p text:style-name="P17"><text:tab/><text:tab/><text:tab/><text:tab/>字段名称_<text:span text:style-name="T7">16</text:span>:电费公司缴纳</text:p>
      <text:p text:style-name="P53"><text:tab/><text:tab/><text:tab/><text:tab/><text:span text:style-name="T52">字段名称：</text:span><text:span text:style-name="T53">电</text:span><text:span text:style-name="T52">费员工预缴</text:span></text:p>
      <text:p text:style-name="P17"><text:tab/><text:tab/><text:tab/><text:tab/>字段名称_<text:span text:style-name="T7">17</text:span>:电费员工缴纳</text:p>
      <text:p text:style-name="P17"><text:tab/><text:tab/><text:tab/><text:tab/>字段名称_<text:span text:style-name="T7">18</text:span>:管道燃气费充值额度</text:p>
      <text:p text:style-name="P17"><text:tab/><text:tab/><text:tab/><text:tab/>字段名称_<text:span text:style-name="T17">19</text:span>:燃气费公司缴纳</text:p>
      <text:p text:style-name="P59"><text:tab/><text:tab/><text:tab/><text:tab/>字段名称：燃气费员工预缴</text:p>
      <text:p text:style-name="P17"><text:tab/><text:tab/><text:tab/><text:tab/>字段名称_<text:span text:style-name="T17">20</text:span>:<text:bookmark-start text:name="__DdeLink__1366_1114225884"/>燃气费员工缴纳<text:bookmark-end text:name="__DdeLink__1366_1114225884"/></text:p>
      <text:p text:style-name="P22"><text:tab/><text:tab/><text:tab/><text:tab/>字段名称_<text:span text:style-name="T17">21</text:span>:员工应缴金额汇总（水费员工缴纳<text:span text:style-name="T20">+</text:span>电费员工缴纳<text:span text:style-name="T20">+</text:span>燃气费员工缴纳）</text:p>
      <text:p text:style-name="P17"><text:tab/><text:tab/><text:tab/><text:tab/>字段名称_<text:span text:style-name="T17">22</text:span>:员工核实（确认/有误）</text:p>
      <text:p text:style-name="P17"><text:tab/><text:tab/><text:tab/><text:tab/>字段名称_<text:span text:style-name="T17">23</text:span>:综合资源部核实情况（是否需要修改）</text:p>
      <text:p text:style-name="P17"><text:tab/><text:tab/><text:tab/><text:tab/>字段名称_<text:span text:style-name="T17">24</text:span>:扣款情况（运营商务部确认）</text:p>
      <text:p text:style-name="P17"><text:tab/><text:tab/><text:tab/><text:tab/>字段名称_<text:span text:style-name="T17">25</text:span>:备注</text:p>
      <text:p text:style-name="P1"><text:tab/><text:tab/><text:tab/><text:tab/></text:p>
      <text:p text:style-name="P40"><text:tab/><text:tab/><text:tab/>功能名字_<text:span text:style-name="T4">2</text:span>:添加 <text:s/>功能类型:编辑 (有网格/树形/编辑可选)<text:span text:style-name="T34">stayutilities/v1/add</text:span></text:p>
      <text:p text:style-name="P1"><text:tab/><text:tab/><text:tab/><text:tab/>字段名称_<text:span text:style-name="T1">1</text:span>:地区 <text:s text:c="4"/>标签类型：手填下拉 必填</text:p>
      <text:p text:style-name="P1"><text:tab/><text:tab/><text:tab/><text:tab/>字段名称_<text:span text:style-name="T1">2</text:span>:项目组 <text:s text:c="3"/>标签类型：手填下拉 必填</text:p>
      <text:p text:style-name="P18"><text:tab/><text:tab/><text:tab/><text:tab/>字段名称_<text:span text:style-name="T2">3</text:span>:项目名称 <text:s text:c="2"/>标签类型：多填 必填</text:p>
      <text:p text:style-name="P18"><text:tab/><text:tab/><text:tab/><text:tab/>字段名称_<text:span text:style-name="T2">4</text:span>:住宿地址 <text:s text:c="3"/>标签类型：文本框 必填</text:p>
      <text:p text:style-name="P18"><text:tab/><text:tab/><text:tab/><text:tab/>字段名称_<text:span text:style-name="T3">5</text:span>:员工姓名 <text:s text:c="3"/>标签类型：文本框 必填<text:tab/><text:tab/><text:tab/></text:p>
      <text:p text:style-name="P18"><text:tab/><text:tab/><text:tab/><text:tab/>字段名称_<text:span text:style-name="T3">6</text:span>:员工编号 <text:s text:c="4"/>标签类型：文本框 必填</text:p>
      <text:p text:style-name="P47"><text:tab/><text:tab/><text:tab/><text:tab/>字段名称_<text:span text:style-name="T3">7</text:span>:住宿开始时间 <text:s text:c="2"/>标签类型：日期<text:span text:style-name="T44">(yyyy-MM-dd)</text:span> 必填</text:p>
      <text:p text:style-name="P47"><text:tab/><text:tab/><text:tab/><text:tab/>字段名称_<text:span text:style-name="T3">7</text:span>:住宿结束时间 <text:s text:c="2"/>标签类型：日期<text:span text:style-name="T44">(yyyy-MM-dd)</text:span> 必填</text:p>
      <text:p text:style-name="P18"><text:tab/><text:tab/><text:tab/><text:tab/>字段名称_<text:span text:style-name="T3">8</text:span>:住宿天数 <text:s text:c="4"/>标签类型：数字框 必填</text:p>
      <text:p text:style-name="P18"><text:tab/><text:tab/><text:tab/><text:tab/>字段名称_<text:span text:style-name="T3">9</text:span>:房租<text:span text:style-name="T9">（元/月） <text:s/>标签类型：数字框 必填</text:span></text:p>
      <text:p text:style-name="P18"><text:tab/><text:tab/><text:tab/><text:tab/>字段名称_<text:span text:style-name="T7">10</text:span>:房租公司缴纳 <text:s text:c="2"/>标签类型：数字框 必填</text:p>
      <text:p text:style-name="P19"><text:tab/><text:tab/><text:tab/><text:tab/>字段名称_<text:span text:style-name="T7">11</text:span>:房租员工缴纳 <text:s text:c="4"/>标签类型：数字框 必填</text:p>
      <text:p text:style-name="P19"><text:tab/><text:tab/><text:tab/><text:tab/>字段名称_<text:span text:style-name="T7">12</text:span>:当月应缴水费总额 <text:s text:c="2"/>标签类型：数字框 必填</text:p>
      <text:p text:style-name="P19"><text:tab/><text:tab/><text:tab/><text:tab/>字段名称_<text:span text:style-name="T7">13</text:span>:水费公司缴纳 <text:s text:c="5"/>标签类型：数字框 必填</text:p>
      <text:p text:style-name="P59"><text:tab/><text:tab/><text:tab/><text:tab/>字段名称：水费员工预缴<text:tab/>　　标签类型：数字框　必填</text:p>
      <text:p text:style-name="P19"><text:tab/><text:tab/><text:tab/><text:tab/>字段名称_<text:span text:style-name="T7">15</text:span>:当月应缴电费总额 <text:s text:c="2"/>标签类型：数字框 必填</text:p>
      <text:p text:style-name="P19"><text:tab/><text:tab/><text:tab/><text:tab/>字段名称_<text:span text:style-name="T7">16</text:span>:电费公司缴纳 <text:s text:c="6"/>标签类型：数字框 必填</text:p>
      <text:p text:style-name="P53"><text:span text:style-name="T52"><text:tab/><text:tab/><text:tab/><text:tab/>字段名称：</text:span><text:span text:style-name="T53">电</text:span><text:span text:style-name="T52">费员工预缴<text:tab/>　　　标签类型：数字框　必填</text:span></text:p>
      <text:p text:style-name="P19"><text:tab/><text:tab/><text:tab/><text:tab/>字段名称_<text:span text:style-name="T7">18</text:span>:管道燃气费充值额度 <text:s text:c="2"/>标签类型：数字框 必填</text:p>
      <text:p text:style-name="P19"><text:tab/><text:tab/><text:tab/><text:tab/>字段名称_<text:span text:style-name="T17">19</text:span>:燃气费公司缴纳 <text:s text:c="5"/>标签类型：数字框 必填</text:p>
      <text:p text:style-name="P53"><text:tab/><text:tab/><text:tab/><text:tab/><text:bookmark-start text:name="__DdeLink__1402_993923348"/><text:span text:style-name="T52">字段名称：燃气费员工预缴<text:tab/><text:tab/>标签类型：数字框　必填</text:span><text:bookmark-end text:name="__DdeLink__1402_993923348"/></text:p>
      <text:p text:style-name="P18"><text:tab/><text:tab/><text:tab/><text:tab/>字段名称_<text:span text:style-name="T17">25</text:span>:备注 <text:s text:c="10"/>标签类型：文本框</text:p>
      <text:p text:style-name="P1"><text:tab/><text:tab/><text:tab/></text:p>
      <text:p text:style-name="P1"><text:tab/><text:tab/><text:tab/><text:tab/></text:p>
      <text:p text:style-name="P41"><text:tab/><text:tab/><text:tab/>功能名字_<text:span text:style-name="T5">3</text:span>:编辑 <text:s/>功能类型:编辑 (有网格/树形/编辑可选)<text:span text:style-name="T35">stayutilities/v1/edit</text:span></text:p>
      <text:p text:style-name="P48"><text:tab/><text:tab/><text:tab/><text:tab/>字段名称_<text:span text:style-name="T1">1</text:span>:地区 <text:s text:c="4"/>标签类型：手填下拉 必填</text:p>
      <text:p text:style-name="P48"><text:tab/><text:tab/><text:tab/><text:tab/>字段名称_<text:span text:style-name="T1">2</text:span>:项目组 <text:s text:c="3"/>标签类型：手填下拉 必填</text:p>
      <text:p text:style-name="P48"><text:tab/><text:tab/><text:tab/><text:tab/>字段名称_<text:span text:style-name="T2">3</text:span>:项目名称 <text:s text:c="2"/>标签类型：多填 必填</text:p>
      <text:p text:style-name="P48"><text:tab/><text:tab/><text:tab/><text:tab/>字段名称_<text:span text:style-name="T2">4</text:span>:住宿地址 <text:s text:c="3"/>标签类型：文本框 必填</text:p>
      <text:p text:style-name="P48"><text:tab/><text:tab/><text:tab/><text:tab/>字段名称_<text:span text:style-name="T3">5</text:span>:员工姓名 <text:s text:c="3"/>标签类型：文本框 必填<text:tab/><text:tab/><text:tab/></text:p>
      <text:p text:style-name="P48"><text:tab/><text:tab/><text:tab/><text:tab/>字段名称_<text:span text:style-name="T3">6</text:span>:员工编号 <text:s text:c="4"/>标签类型：文本框 必填</text:p>
      <text:p text:style-name="P48"><text:tab/><text:tab/><text:tab/><text:tab/>字段名称_<text:span text:style-name="T3">7</text:span>:住宿开始时间 <text:s text:c="2"/>标签类型：日期<text:span text:style-name="T44">(yyyy-MM-dd)</text:span> 必填</text:p>
      <text:p text:style-name="P48"><text:tab/><text:tab/><text:tab/><text:tab/>字段名称_<text:span text:style-name="T3">7</text:span>:住宿结束时间 <text:s text:c="2"/>标签类型：日期<text:span text:style-name="T44">(yyyy-MM-dd)</text:span> 必填</text:p>
      <text:p text:style-name="P48"><text:tab/><text:tab/><text:tab/><text:tab/>字段名称_<text:span text:style-name="T3">8</text:span>:住宿天数 <text:s text:c="4"/>标签类型：数字框 必填</text:p>
      <text:p text:style-name="P48"><text:tab/><text:tab/><text:tab/><text:tab/>字段名称_<text:span text:style-name="T3">9</text:span>:房租<text:span text:style-name="T9">（元/月） <text:s/>标签类型：数字框 必填</text:span></text:p>
      <text:p text:style-name="P48"><text:tab/><text:tab/><text:tab/><text:tab/>字段名称_<text:span text:style-name="T7">10</text:span>:房租公司缴纳 <text:s text:c="2"/>标签类型：数字框 必填</text:p>
      <text:p text:style-name="P48"><text:tab/><text:tab/><text:tab/><text:tab/>字段名称_<text:span text:style-name="T7">11</text:span>:房租员工缴纳 <text:s text:c="4"/>标签类型：数字框 必填</text:p>
      <text:p text:style-name="P48"><text:tab/><text:tab/><text:tab/><text:tab/>字段名称_<text:span text:style-name="T7">12</text:span>:当月应缴水费总额 <text:s text:c="2"/>标签类型：数字框 必填</text:p>
      <text:p text:style-name="P48"><text:tab/><text:tab/><text:tab/><text:tab/>字段名称_<text:span text:style-name="T7">13</text:span>:水费公司缴纳 <text:s text:c="5"/>标签类型：数字框 必填</text:p>
      <text:p text:style-name="P54"><text:soft-page-break/><text:tab/><text:tab/><text:tab/><text:tab/><text:span text:style-name="T52">字段名称：水费员工预缴<text:tab/>　　标签类型：数字框　必填</text:span></text:p>
      <text:p text:style-name="P48"><text:tab/><text:tab/><text:tab/><text:tab/>字段名称_<text:span text:style-name="T7">15</text:span>:当月应缴电费总额 <text:s text:c="2"/>标签类型：数字框 必填</text:p>
      <text:p text:style-name="P48"><text:tab/><text:tab/><text:tab/><text:tab/>字段名称_<text:span text:style-name="T7">16</text:span>:电费公司缴纳 <text:s text:c="6"/>标签类型：数字框 必填</text:p>
      <text:p text:style-name="P54"><text:tab/><text:tab/><text:tab/><text:tab/><text:span text:style-name="T52">字段名称：</text:span><text:span text:style-name="T53">电</text:span><text:span text:style-name="T52">费员工预缴<text:tab/>　　　标签类型：数字框　必填</text:span></text:p>
      <text:p text:style-name="P48"><text:tab/><text:tab/><text:tab/><text:tab/>字段名称_<text:span text:style-name="T7">18</text:span>:管道燃气费充值额度 <text:s text:c="2"/>标签类型：数字框 必填</text:p>
      <text:p text:style-name="P48"><text:tab/><text:tab/><text:tab/><text:tab/>字段名称_<text:span text:style-name="T17">19</text:span>:燃气费公司缴纳 <text:s text:c="5"/>标签类型：数字框 必填</text:p>
      <text:p text:style-name="P54"><text:tab/><text:tab/><text:tab/><text:tab/><text:span text:style-name="T52">字段名称：燃气费员工预缴<text:tab/>　　　标签类型：数字框　必填</text:span></text:p>
      <text:p text:style-name="P48"><text:tab/><text:tab/><text:tab/><text:tab/>字段名称_<text:span text:style-name="T17">25</text:span>:备注 <text:s text:c="10"/>标签类型：文本框</text:p>
      <text:p text:style-name="P1"/>
      <text:p text:style-name="P1"/>
      <text:p text:style-name="P41"><text:tab/><text:tab/><text:tab/>功能名字_<text:span text:style-name="T5">4</text:span>:删除 <text:s/>功能类型:<text:span text:style-name="T35">stayutilities/v1/delete/{id}</text:span></text:p>
      <text:p text:style-name="P43"><text:span text:style-name="T35"><text:tab/><text:tab/><text:tab/></text:span><text:span text:style-name="T25">功能名字_</text:span><text:span text:style-name="T37">5</text:span><text:span text:style-name="T25">:员工核实 <text:s/>功能类型:</text:span><text:span text:style-name="T38">stayutilities/v1/employeeVerify</text:span></text:p>
      <text:p text:style-name="P42"><text:tab/><text:tab/><text:tab/><text:tab/>字段名称_<text:span text:style-name="T17">23</text:span>:员工核实 标签类型：下拉框（确认/有误） 必填</text:p>
      <text:p text:style-name="P42"><text:tab/><text:tab/><text:tab/><text:tab/></text:p>
      <text:p text:style-name="P42"><text:tab/><text:tab/><text:tab/>功能名字_<text:span text:style-name="T42">6</text:span>:运营财务部 <text:s/>功能类型: <text:span text:style-name="T36">stayutilities/v1/financeAudit</text:span></text:p>
      <text:p text:style-name="P42"><text:span text:style-name="T40"><text:tab/><text:tab/><text:tab/><text:tab/>字段名称_</text:span><text:span text:style-name="T41">24</text:span><text:span text:style-name="T40">:扣款情况（运营商务部确认） 标签类型：文本框 必填</text:span></text:p>
      <text:p text:style-name="P41"><text:tab/><text:tab/><text:tab/>功能名字_<text:span text:style-name="T42">7</text:span>:汇总 <text:s/>功能类型:<text:span text:style-name="T35">stayutilities/v1/collect</text:span></text:p>
      <text:p text:style-name="P1"><text:tab/></text:p>
      <text:p text:style-name="P1"><text:tab/><text:tab/><text:tab/><text:tab/>根据姓名汇总</text:p>
      <text:p text:style-name="P20"><text:tab/><text:tab/><text:tab/><text:tab/>字段名称_<text:span text:style-name="T18">1</text:span>:姓名 <text:s text:c="3"/>标签类型：文本框 必填<text:tab/><text:tab/><text:tab/></text:p>
      <text:p text:style-name="P20"><text:tab/><text:tab/><text:tab/><text:tab/>字段名称_<text:span text:style-name="T18">2</text:span>:员工编号 <text:s text:c="4"/></text:p>
      <text:p text:style-name="P20"><text:tab/><text:tab/><text:tab/><text:tab/>字段名称_<text:span text:style-name="T18">3</text:span>:地区 <text:s text:c="4"/></text:p>
      <text:p text:style-name="P20"><text:tab/><text:tab/><text:tab/><text:tab/>字段名称_<text:span text:style-name="T18">4</text:span>:项目组 <text:s text:c="3"/></text:p>
      <text:p text:style-name="Text_20_body"><text:span text:style-name="T45"><text:tab/><text:tab/><text:tab/><text:tab/>字段名称_</text:span><text:span text:style-name="T46">5</text:span><text:span text:style-name="T45">:项目名称 <text:s/></text:span></text:p>
      <text:p text:style-name="P20"><text:tab/><text:tab/><text:tab/><text:tab/>字段名称_<text:span text:style-name="T18">6</text:span>:住宿地址 <text:s text:c="3"/></text:p>
      <text:p text:style-name="P20"><text:tab/><text:tab/><text:tab/><text:tab/>字段名称_<text:span text:style-name="T18">7</text:span>:平摊的水费</text:p>
      <text:p text:style-name="P20"><text:tab/><text:tab/><text:tab/><text:tab/>字段名称_<text:span text:style-name="T18">8</text:span>:平摊的电费</text:p>
      <text:p text:style-name="P44"><text:tab/><text:tab/><text:tab/><text:tab/>字段名称_<text:span text:style-name="T18">9</text:span>:平摊的燃气费</text:p>
      <text:p text:style-name="P44"><text:tab/><text:tab/><text:tab/><text:tab/><text:span text:style-name="T52">字段名称１０：预缴水费</text:span></text:p>
      <text:p text:style-name="P55"><text:tab/><text:tab/><text:tab/><text:tab/>字段名称１１：预缴电费</text:p>
      <text:p text:style-name="P55"><text:tab/><text:tab/><text:tab/><text:tab/>字段名称１２：预缴燃气费</text:p>
      <text:p text:style-name="P49"><text:tab/><text:tab/><text:tab/><text:tab/>字段名称_<text:span text:style-name="T43">10</text:span>:合计</text:p>
      <text:p text:style-name="P49"><text:tab/><text:tab/><text:span text:style-name="T52">导航名３：汇总表</text:span></text:p>
      <text:p text:style-name="P56"><text:tab/><text:tab/><text:tab/>功能名称<text:span text:style-name="T47">：汇总表</text:span></text:p>
      <text:p text:style-name="P63"><text:tab/><text:tab/><text:tab/><text:tab/>月汇总</text:p>
      <text:p text:style-name="P63"><text:tab/><text:tab/><text:tab/><text:tab/>汇总条件：</text:p>
      <text:p text:style-name="P63"><text:tab/><text:tab/><text:tab/><text:tab/><text:tab/>年份　手填数字框</text:p>
      <text:p text:style-name="P63"><text:tab/><text:tab/><text:tab/><text:tab/><text:tab/>月份　手填数字框<text:tab/><text:tab/></text:p>
      <text:p text:style-name="P56"><text:span text:style-name="T47"><text:tab/><text:tab/><text:tab/><text:tab/></text:span><text:bookmark-start text:name="__DdeLink__1392_993923348"/><text:span text:style-name="T48">字段名称１：地区</text:span></text:p>
      <text:p text:style-name="P56"><text:span text:style-name="T48"><text:tab/><text:tab/><text:tab/><text:tab/>字段名称２：项目组/</text:span><text:span text:style-name="T49">部门</text:span></text:p>
      <text:p text:style-name="P64"><text:tab/><text:tab/><text:tab/><text:tab/>字段名称３：租房地址</text:p>
      <text:p text:style-name="P64"><text:tab/><text:tab/><text:tab/><text:tab/>字段名称４：房租缴付总金额</text:p>
      <text:p text:style-name="P64"><text:tab/><text:tab/><text:tab/><text:tab/>字段名称５：水费缴付总金额</text:p>
      <text:p text:style-name="P64"><text:tab/><text:tab/><text:tab/><text:tab/>字段名称６：电费缴付总金额</text:p>
      <text:p text:style-name="P64"><text:tab/><text:tab/><text:tab/><text:tab/>字段名称７：燃气费缴付总金额</text:p>
      <text:p text:style-name="P64"><text:tab/><text:tab/><text:tab/><text:tab/>字段名称８：管理费、卫生费总金额</text:p>
      <text:p text:style-name="P64"><text:tab/><text:tab/><text:tab/><text:tab/>字段名称９：平摊水费金额</text:p>
      <text:p text:style-name="P64"><text:tab/><text:tab/><text:tab/><text:tab/>字段名称１０：平摊电费金额</text:p>
      <text:p text:style-name="P64"><text:tab/><text:tab/><text:tab/><text:tab/>字段名称１１：平摊燃气费金额</text:p>
      <text:p text:style-name="P64"><text:tab/><text:tab/><text:tab/><text:tab/>字段名称１２：预缴费用金额</text:p>
      <text:p text:style-name="P64"><text:tab/><text:tab/><text:tab/><text:tab/>字段名称１３：预缴水费金额</text:p>
      <text:p text:style-name="P64"><text:tab/><text:tab/><text:tab/><text:tab/>字段名称１４：预缴燃气费金额</text:p>
      <text:p text:style-name="P64"><text:tab/><text:tab/><text:tab/><text:tab/>字段名称１５：员工应缴金额</text:p>
      <text:p text:style-name="P64"><text:tab/><text:tab/><text:tab/><text:tab/>字段名称１６：员工核实确认数</text:p>
      <text:p text:style-name="P64"><text:tab/><text:tab/><text:tab/><text:tab/>字段名称１７：员工核实有误数<text:bookmark-end text:name="__DdeLink__1392_993923348"/></text:p>
      <text:p text:style-name="P64"/>
      <text:p text:style-name="P64"/>
      <text:p text:style-name="P64"><text:soft-page-break/><text:tab/><text:tab/><text:tab/><text:tab/>年汇总</text:p>
      <text:p text:style-name="P64"><text:tab/><text:tab/><text:tab/><text:tab/>汇总条件：</text:p>
      <text:p text:style-name="P64"><text:tab/><text:tab/><text:tab/><text:tab/><text:tab/>年份　手填数字框</text:p>
      <text:p text:style-name="P57"><text:span text:style-name="T49"><text:tab/><text:tab/><text:tab/><text:tab/></text:span><text:span text:style-name="T48">字段名称１：地区</text:span></text:p>
      <text:p text:style-name="P57"><text:span text:style-name="T48"><text:tab/><text:tab/><text:tab/><text:tab/>字段名称２：项目组/</text:span><text:span text:style-name="T49">部门</text:span></text:p>
      <text:p text:style-name="P65"><text:tab/><text:tab/><text:tab/><text:tab/>字段名称３：租房地址</text:p>
      <text:p text:style-name="P65"><text:tab/><text:tab/><text:tab/><text:tab/>字段名称４：房租缴付总金额</text:p>
      <text:p text:style-name="P65"><text:tab/><text:tab/><text:tab/><text:tab/>字段名称５：水费缴付总金额</text:p>
      <text:p text:style-name="P65"><text:tab/><text:tab/><text:tab/><text:tab/>字段名称６：电费缴付总金额</text:p>
      <text:p text:style-name="P65"><text:tab/><text:tab/><text:tab/><text:tab/>字段名称７：燃气费缴付总金额</text:p>
      <text:p text:style-name="P65"><text:tab/><text:tab/><text:tab/><text:tab/>字段名称８：管理费、卫生费总金额</text:p>
      <text:p text:style-name="P65"><text:tab/><text:tab/><text:tab/><text:tab/>字段名称９：平摊水费金额</text:p>
      <text:p text:style-name="P65"><text:tab/><text:tab/><text:tab/><text:tab/>字段名称１０：平摊电费金额</text:p>
      <text:p text:style-name="P65"><text:tab/><text:tab/><text:tab/><text:tab/>字段名称１１：平摊燃气费金额</text:p>
      <text:p text:style-name="P65"><text:tab/><text:tab/><text:tab/><text:tab/>字段名称１２：预缴费用金额</text:p>
      <text:p text:style-name="P65"><text:tab/><text:tab/><text:tab/><text:tab/>字段名称１３：预缴水费金额</text:p>
      <text:p text:style-name="P65"><text:tab/><text:tab/><text:tab/><text:tab/>字段名称１４：预缴燃气费金额</text:p>
      <text:p text:style-name="P65"><text:tab/><text:tab/><text:tab/><text:tab/>字段名称１５：员工应缴金额</text:p>
      <text:p text:style-name="P65"><text:tab/><text:tab/><text:tab/><text:tab/>字段名称１６：员工核实确认数</text:p>
      <text:p text:style-name="P65"><text:tab/><text:tab/><text:tab/><text:tab/>字段名称１７：员工核实有误数</text:p>
      <text:p text:style-name="P65"><text:tab/><text:tab/><text:tab/><text:tab/></text:p>
      <text:p text:style-name="P66"><text:tab/><text:tab/><text:tab/><text:tab/>累计汇总</text:p>
      <text:p text:style-name="P66"><text:tab/><text:tab/><text:tab/><text:tab/>汇总条件：</text:p>
      <text:p text:style-name="P66"><text:tab/><text:tab/><text:tab/><text:tab/><text:tab/>截止日期　手填时间框</text:p>
      <text:p text:style-name="P58"><text:span text:style-name="T49"><text:tab/><text:tab/><text:tab/><text:tab/></text:span><text:span text:style-name="T48">字段名称１：地区</text:span></text:p>
      <text:p text:style-name="P58"><text:span text:style-name="T48"><text:tab/><text:tab/><text:tab/><text:tab/>字段名称２：项目组/</text:span><text:span text:style-name="T49">部门</text:span></text:p>
      <text:p text:style-name="P66"><text:tab/><text:tab/><text:tab/><text:tab/>字段名称３：租房地址</text:p>
      <text:p text:style-name="P66"><text:tab/><text:tab/><text:tab/><text:tab/>字段名称４：房租缴付总金额</text:p>
      <text:p text:style-name="P66"><text:tab/><text:tab/><text:tab/><text:tab/>字段名称５：水费缴付总金额</text:p>
      <text:p text:style-name="P66"><text:tab/><text:tab/><text:tab/><text:tab/>字段名称６：电费缴付总金额</text:p>
      <text:p text:style-name="P66"><text:tab/><text:tab/><text:tab/><text:tab/>字段名称７：燃气费缴付总金额</text:p>
      <text:p text:style-name="P66"><text:tab/><text:tab/><text:tab/><text:tab/>字段名称８：管理费、卫生费总金额</text:p>
      <text:p text:style-name="P66"><text:tab/><text:tab/><text:tab/><text:tab/>字段名称９：平摊水费金额</text:p>
      <text:p text:style-name="P66"><text:tab/><text:tab/><text:tab/><text:tab/>字段名称１０：平摊电费金额</text:p>
      <text:p text:style-name="P66"><text:tab/><text:tab/><text:tab/><text:tab/>字段名称１１：平摊燃气费金额</text:p>
      <text:p text:style-name="P66"><text:tab/><text:tab/><text:tab/><text:tab/>字段名称１２：预缴费用金额</text:p>
      <text:p text:style-name="P66"><text:tab/><text:tab/><text:tab/><text:tab/>字段名称１３：预缴水费金额</text:p>
      <text:p text:style-name="P66"><text:tab/><text:tab/><text:tab/><text:tab/>字段名称１４：预缴燃气费金额</text:p>
      <text:p text:style-name="P66"><text:tab/><text:tab/><text:tab/><text:tab/>字段名称１５：员工应缴金额</text:p>
      <text:p text:style-name="P66"><text:tab/><text:tab/><text:tab/><text:tab/>字段名称１６：员工核实确认数</text:p>
      <text:p text:style-name="P66"><text:tab/><text:tab/><text:tab/><text:tab/>字段名称１７：员工核实有误数</text:p>
      <text:p text:style-name="P66"/>
      <text:p text:style-name="P58"><text:span text:style-name="T49"><text:tab/><text:tab/></text:span><text:span text:style-name="T54">导航名４：图形化</text:span></text:p>
      <text:p text:style-name="P62"><text:tab/><text:tab/><text:tab/>功能名称：图形化</text:p>
      <text:p text:style-name="P60"><text:span text:style-name="T49"><text:tab/><text:tab/><text:tab/><text:tab/></text:span><text:bookmark-start text:name="__DdeLink__1725_149337938"/><text:span text:style-name="T49">房租、水电费缴付月汇总（２０１７年</text:span><text:span text:style-name="T50">10月）</text:span></text:p>
      <text:p text:style-name="P60"><text:span text:style-name="T50"><text:tab/><text:tab/><text:tab/><text:tab/></text:span><text:span text:style-name="T51">汇总条件</text:span></text:p>
      <text:p text:style-name="P71"><text:tab/><text:tab/><text:tab/><text:tab/>年份　手填数字框</text:p>
      <text:p text:style-name="P71"><text:tab/><text:tab/><text:tab/><text:tab/>月份　手填数字框</text:p>
      <text:p text:style-name="P60"><text:span text:style-name="T49"><text:tab/><text:tab/><text:tab/><text:tab/></text:span><text:span text:style-name="T56">字段名称１：项目组/部门</text:span></text:p>
      <text:p text:style-name="P67"><text:tab/><text:tab/><text:tab/><text:tab/>字段名称２：房租缴付金额</text:p>
      <text:p text:style-name="P67"><text:tab/><text:tab/><text:tab/><text:tab/>字段名称３：水费缴付金额</text:p>
      <text:p text:style-name="P67"><text:tab/><text:tab/><text:tab/><text:tab/>字段名称４：电费缴付金额</text:p>
      <text:p text:style-name="P67"><text:tab/><text:tab/><text:tab/><text:tab/>字段名称５：燃气缴缴付金额</text:p>
      <text:p text:style-name="P67"><text:tab/><text:tab/><text:tab/><text:tab/>字段名称６：员工应缴金额<text:bookmark-end text:name="__DdeLink__1725_149337938"/></text:p>
      <text:p text:style-name="P68"><text:soft-page-break/><text:tab/><text:tab/><text:tab/><text:tab/><text:span text:style-name="T55">房租、水电费缴付年汇总</text:span></text:p>
      <text:p text:style-name="P61"><text:span text:style-name="T50"><text:tab/><text:tab/><text:tab/><text:tab/></text:span><text:span text:style-name="T51">汇总条件</text:span></text:p>
      <text:p text:style-name="P72"><text:tab/><text:tab/><text:tab/><text:tab/>年份　手填数字框</text:p>
      <text:p text:style-name="P61"><text:span text:style-name="T49"><text:tab/><text:tab/><text:tab/><text:tab/></text:span><text:span text:style-name="T56">字段名称１：项目组/部门</text:span></text:p>
      <text:p text:style-name="P68"><text:tab/><text:tab/><text:tab/><text:tab/>字段名称２：房租缴付金额</text:p>
      <text:p text:style-name="P68"><text:tab/><text:tab/><text:tab/><text:tab/>字段名称３：水费缴付金额</text:p>
      <text:p text:style-name="P68"><text:tab/><text:tab/><text:tab/><text:tab/>字段名称４：电费缴付金额</text:p>
      <text:p text:style-name="P68"><text:tab/><text:tab/><text:tab/><text:tab/>字段名称５：燃气缴缴付金额</text:p>
      <text:p text:style-name="P68"><text:tab/><text:tab/><text:tab/><text:tab/>字段名称６：员工应缴金额</text:p>
      <text:p text:style-name="P68"/>
      <text:p text:style-name="P68"><text:tab/><text:tab/><text:tab/><text:tab/><text:span text:style-name="T55">房租、水电费缴付累计汇总</text:span></text:p>
      <text:p text:style-name="P61"><text:span text:style-name="T50"><text:tab/><text:tab/><text:tab/><text:tab/></text:span><text:span text:style-name="T51">汇总条件</text:span></text:p>
      <text:p text:style-name="P72"><text:tab/><text:tab/><text:tab/><text:tab/>截止日期　手填时间框</text:p>
      <text:p text:style-name="P61"><text:span text:style-name="T49"><text:tab/><text:tab/><text:tab/><text:tab/></text:span><text:span text:style-name="T56">字段名称１：项目组/部门</text:span></text:p>
      <text:p text:style-name="P68"><text:tab/><text:tab/><text:tab/><text:tab/>字段名称２：房租缴付金额</text:p>
      <text:p text:style-name="P68"><text:tab/><text:tab/><text:tab/><text:tab/>字段名称３：水费缴付金额</text:p>
      <text:p text:style-name="P68"><text:tab/><text:tab/><text:tab/><text:tab/>字段名称４：电费缴付金额</text:p>
      <text:p text:style-name="P68"><text:tab/><text:tab/><text:tab/><text:tab/>字段名称５：燃气缴缴付金额</text:p>
      <text:p text:style-name="P68"><text:tab/><text:tab/><text:tab/><text:tab/>字段名称６：员工应缴金额</text:p>
      <text:p text:style-name="P66"><text:tab/><text:tab/>导航名5:模板</text:p>
      <text:p text:style-name="P66"><text:tab/><text:tab/><text:tab/>功能名称：模板</text:p>
      <text:p text:style-name="P66"><text:tab/><text:tab/><text:tab/><text:tab/>字段名称１：通报对象</text:p>
      <text:p text:style-name="P66"><text:tab/><text:tab/><text:tab/><text:tab/>字段名称２：通报对象邮箱</text:p>
      <text:p text:style-name="P66"><text:tab/><text:tab/><text:tab/><text:tab/>字段名称３：通报时间</text:p>
      <text:p text:style-name="P66"><text:tab/><text:tab/><text:tab/><text:tab/>字段名称４：通报内容</text:p>
      <text:p text:style-name="P66"><text:tab/><text:tab/><text:tab/><text:tab/>字段名称５：通报模板</text:p>
      <text:p text:style-name="P66"><text:tab/><text:tab/><text:tab/><text:tab/>字段名称６：例子</text:p>
      <text:p text:style-name="P65"><text:tab/><text:tab/><text:tab/><text:tab/></text:p>
      <text:p text:style-name="P4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1:40:56.254396468</meta:creation-date>
    <dc:date>2017-10-24T10:46:41.588126545</dc:date>
    <meta:editing-duration>PT10H2M54S</meta:editing-duration>
    <meta:editing-cycles>130</meta:editing-cycles>
    <meta:generator>LibreOffice/5.1.6.2$Linux_X86_64 LibreOffice_project/10m0$Build-2</meta:generator>
    <meta:document-statistic meta:table-count="0" meta:image-count="0" meta:object-count="0" meta:page-count="7" meta:paragraph-count="354" meta:word-count="5424" meta:character-count="8817" meta:non-whitespace-character-count="6681"/>
  </office:meta>
</office:document-meta>
</file>